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nsal - PM2.5" table:style-name="ta1">
        <table:shapes>
          <draw:frame draw:z-index="0" draw:style-name="gr1" draw:text-style-name="P1" svg:width="315.35mm" svg:height="90.05mm" svg:x="5.47mm" svg:y="66.93mm">
            <draw:object draw:notify-on-update-of-ranges="'Mensal - PM2.5'.A2:'Mensal - PM2.5'.A13 'Mensal - PM2.5'.B1:'Mensal - PM2.5'.B1 'Mensal - PM2.5'.B2:'Mensal - PM2.5'.B13 'Mensal - PM2.5'.C1:'Mensal - PM2.5'.C1 'Mensal - PM2.5'.C2:'Mensal - PM2.5'.C13 'Mensal - PM2.5'.D1:'Mensal - PM2.5'.D1 'Mensal - PM2.5'.D2:'Mensal - PM2.5'.D13 'Mensal - PM2.5'.E1:'Mensal - PM2.5'.E1 'Mensal - PM2.5'.E2:'Mensal - PM2.5'.E13 'Mensal - PM2.5'.F1:'Mensal - PM2.5'.F1 'Mensal - PM2.5'.F2:'Mensal - PM2.5'.F13 'Mensal - PM2.5'.G1:'Mensal - PM2.5'.G1 'Mensal - PM2.5'.G2:'Mensal - PM2.5'.G13 'Mensal - PM2.5'.H1:'Mensal - PM2.5'.H1 'Mensal - PM2.5'.H2:'Mensal - PM2.5'.H13 'Mensal - PM2.5'.I1:'Mensal - PM2.5'.I1 'Mensal - PM2.5'.I2:'Mensal - PM2.5'.I13 'Mensal - PM2.5'.J1:'Mensal - PM2.5'.J1 'Mensal - PM2.5'.J2:'Mensal - PM2.5'.J13 'Mensal - PM2.5'.K1:'Mensal - PM2.5'.K1 'Mensal - PM2.5'.K2:'Mensal - PM2.5'.K13 'Mensal - PM2.5'.L1:'Mensal - PM2.5'.L1 'Mensal - PM2.5'.L2:'Mensal - PM2.5'.L13 'Mensal - PM2.5'.M1:'Mensal - PM2.5'.M1 'Mensal - PM2.5'.M2:'Mensal - PM2.5'.M13 'Mensal - PM2.5'.N1:'Mensal - PM2.5'.N1 'Mensal - PM2.5'.N2:'Mensal - PM2.5'.N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817045069468" calcext:value-type="float">
            <text:p>92,817045069468</text:p>
          </table:table-cell>
          <table:table-cell office:value-type="float" office:value="84.163109444255" calcext:value-type="float">
            <text:p>84,163109444255</text:p>
          </table:table-cell>
          <table:table-cell office:value-type="float" office:value="73.1561084420041" calcext:value-type="float">
            <text:p>73,1561084420041</text:p>
          </table:table-cell>
          <table:table-cell office:value-type="float" office:value="100.505627118644" calcext:value-type="float">
            <text:p>100,505627118644</text:p>
          </table:table-cell>
          <table:table-cell office:value-type="float" office:value="93.6466848940533" calcext:value-type="float">
            <text:p>93,6466848940533</text:p>
          </table:table-cell>
          <table:table-cell office:value-type="float" office:value="100.55338090384" calcext:value-type="float">
            <text:p>100,55338090384</text:p>
          </table:table-cell>
          <table:table-cell office:value-type="float" office:value="78.6994906621392" calcext:value-type="float">
            <text:p>78,6994906621392</text:p>
          </table:table-cell>
          <table:table-cell office:value-type="float" office:value="101.836865267434" calcext:value-type="float">
            <text:p>101,836865267434</text:p>
          </table:table-cell>
          <table:table-cell office:value-type="float" office:value="95.288922867822" calcext:value-type="float">
            <text:p>95,288922867822</text:p>
          </table:table-cell>
          <table:table-cell office:value-type="float" office:value="98.470220713073" calcext:value-type="float">
            <text:p>98,470220713073</text:p>
          </table:table-cell>
          <table:table-cell office:value-type="float" office:value="97.7990534144692" calcext:value-type="float">
            <text:p>97,7990534144692</text:p>
          </table:table-cell>
          <table:table-cell office:value-type="float" office:value="106.797072838666" calcext:value-type="float">
            <text:p>106,797072838666</text:p>
          </table:table-cell>
          <table:table-cell office:value-type="float" office:value="93.6670368271954" calcext:value-type="float">
            <text:p>93,667036827195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.8406449193851" calcext:value-type="float">
            <text:p>85,8406449193851</text:p>
          </table:table-cell>
          <table:table-cell office:value-type="float" office:value="79.8966553927095" calcext:value-type="float">
            <text:p>79,8966553927095</text:p>
          </table:table-cell>
          <table:table-cell office:value-type="float" office:value="78.1471255673222" calcext:value-type="float">
            <text:p>78,1471255673222</text:p>
          </table:table-cell>
          <table:table-cell office:value-type="float" office:value="93.9215981907275" calcext:value-type="float">
            <text:p>93,9215981907275</text:p>
          </table:table-cell>
          <table:table-cell office:value-type="float" office:value="87.3229088168802" calcext:value-type="float">
            <text:p>87,3229088168802</text:p>
          </table:table-cell>
          <table:table-cell office:value-type="float" office:value="89.8341463414634" calcext:value-type="float">
            <text:p>89,8341463414634</text:p>
          </table:table-cell>
          <table:table-cell office:value-type="float" office:value="80.7154079696395" calcext:value-type="float">
            <text:p>80,7154079696395</text:p>
          </table:table-cell>
          <table:table-cell office:value-type="float" office:value="92.3529632408102" calcext:value-type="float">
            <text:p>92,3529632408102</text:p>
          </table:table-cell>
          <table:table-cell office:value-type="float" office:value="90.7147158449379" calcext:value-type="float">
            <text:p>90,7147158449379</text:p>
          </table:table-cell>
          <table:table-cell office:value-type="float" office:value="87.2870090634441" calcext:value-type="float">
            <text:p>87,2870090634441</text:p>
          </table:table-cell>
          <table:table-cell office:value-type="float" office:value="90.0326209223847" calcext:value-type="float">
            <text:p>90,0326209223847</text:p>
          </table:table-cell>
          <table:table-cell office:value-type="float" office:value="94.7408109132247" calcext:value-type="float">
            <text:p>94,7408109132247</text:p>
          </table:table-cell>
          <table:table-cell office:value-type="float" office:value="87.5722344299347" calcext:value-type="float">
            <text:p>87,572234429934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.9993844049248" calcext:value-type="float">
            <text:p>99,9993844049248</text:p>
          </table:table-cell>
          <table:table-cell office:value-type="float" office:value="84.1601694915254" calcext:value-type="float">
            <text:p>84,1601694915254</text:p>
          </table:table-cell>
          <table:table-cell office:value-type="float" office:value="84.0980378890392" calcext:value-type="float">
            <text:p>84,0980378890392</text:p>
          </table:table-cell>
          <table:table-cell office:value-type="float" office:value="100.533639768471" calcext:value-type="float">
            <text:p>100,533639768471</text:p>
          </table:table-cell>
          <table:table-cell office:value-type="float" office:value="94.4218231108099" calcext:value-type="float">
            <text:p>94,4218231108099</text:p>
          </table:table-cell>
          <table:table-cell office:value-type="float" office:value="98.738002726653" calcext:value-type="float">
            <text:p>98,738002726653</text:p>
          </table:table-cell>
          <table:table-cell office:value-type="float" office:value="89.4414251619502" calcext:value-type="float">
            <text:p>89,4414251619502</text:p>
          </table:table-cell>
          <table:table-cell office:value-type="float" office:value="98.6729748127978" calcext:value-type="float">
            <text:p>98,6729748127978</text:p>
          </table:table-cell>
          <table:table-cell office:value-type="float" office:value="97.375170998632" calcext:value-type="float">
            <text:p>97,375170998632</text:p>
          </table:table-cell>
          <table:table-cell office:value-type="float" office:value="94.4794836956522" calcext:value-type="float">
            <text:p>94,4794836956522</text:p>
          </table:table-cell>
          <table:table-cell office:value-type="float" office:value="97.1209830508475" calcext:value-type="float">
            <text:p>97,1209830508475</text:p>
          </table:table-cell>
          <table:table-cell office:value-type="float" office:value="97.0118563685637" calcext:value-type="float">
            <text:p>97,0118563685637</text:p>
          </table:table-cell>
          <table:table-cell office:value-type="float" office:value="94.6606777547956" calcext:value-type="float">
            <text:p>94,6606777547956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.1774899671653" calcext:value-type="float">
            <text:p>76,1774899671653</text:p>
          </table:table-cell>
          <table:table-cell office:value-type="float" office:value="69.5168579626973" calcext:value-type="float">
            <text:p>69,5168579626973</text:p>
          </table:table-cell>
          <table:table-cell office:value-type="float" office:value="64.7559743954481" calcext:value-type="float">
            <text:p>64,7559743954481</text:p>
          </table:table-cell>
          <table:table-cell office:value-type="float" office:value="77.0807475317348" calcext:value-type="float">
            <text:p>77,0807475317348</text:p>
          </table:table-cell>
          <table:table-cell office:value-type="float" office:value="74.1545774647887" calcext:value-type="float">
            <text:p>74,1545774647887</text:p>
          </table:table-cell>
          <table:table-cell office:value-type="float" office:value="75.9183381088825" calcext:value-type="float">
            <text:p>75,9183381088825</text:p>
          </table:table-cell>
          <table:table-cell office:value-type="float" office:value="67.2473290598291" calcext:value-type="float">
            <text:p>67,2473290598291</text:p>
          </table:table-cell>
          <table:table-cell office:value-type="float" office:value="72.9555318392031" calcext:value-type="float">
            <text:p>72,9555318392031</text:p>
          </table:table-cell>
          <table:table-cell office:value-type="float" office:value="73.6607142857143" calcext:value-type="float">
            <text:p>73,6607142857143</text:p>
          </table:table-cell>
          <table:table-cell office:value-type="float" office:value="70.8830202056009" calcext:value-type="float">
            <text:p>70,8830202056009</text:p>
          </table:table-cell>
          <table:table-cell office:value-type="float" office:value="73.880454061724" calcext:value-type="float">
            <text:p>73,880454061724</text:p>
          </table:table-cell>
          <table:table-cell office:value-type="float" office:value="76.590395480226" calcext:value-type="float">
            <text:p>76,590395480226</text:p>
          </table:table-cell>
          <table:table-cell office:value-type="float" office:value="72.7348902077151" calcext:value-type="float">
            <text:p>72,734890207715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.3400812457684" calcext:value-type="float">
            <text:p>67,3400812457684</text:p>
          </table:table-cell>
          <table:table-cell office:value-type="float" office:value="60.2789097103918" calcext:value-type="float">
            <text:p>60,2789097103918</text:p>
          </table:table-cell>
          <table:table-cell office:value-type="float" office:value="53.704803040774" calcext:value-type="float">
            <text:p>53,704803040774</text:p>
          </table:table-cell>
          <table:table-cell office:value-type="float" office:value="70.0274664833276" calcext:value-type="float">
            <text:p>70,0274664833276</text:p>
          </table:table-cell>
          <table:table-cell office:value-type="float" office:value="64.2355195029341" calcext:value-type="float">
            <text:p>64,2355195029341</text:p>
          </table:table-cell>
          <table:table-cell office:value-type="float" office:value="67.2205286646069" calcext:value-type="float">
            <text:p>67,2205286646069</text:p>
          </table:table-cell>
          <table:table-cell office:value-type="float" office:value="54.9831347728965" calcext:value-type="float">
            <text:p>54,9831347728965</text:p>
          </table:table-cell>
          <table:table-cell office:value-type="float" office:value="63.9084192439863" calcext:value-type="float">
            <text:p>63,9084192439863</text:p>
          </table:table-cell>
          <table:table-cell office:value-type="float" office:value="63.2307108350587" calcext:value-type="float">
            <text:p>63,2307108350587</text:p>
          </table:table-cell>
          <table:table-cell office:value-type="float" office:value="61.9779666897987" calcext:value-type="float">
            <text:p>61,9779666897987</text:p>
          </table:table-cell>
          <table:table-cell office:value-type="float" office:value="67.0134732566012" calcext:value-type="float">
            <text:p>67,0134732566012</text:p>
          </table:table-cell>
          <table:table-cell office:value-type="float" office:value="62.5544791666667" calcext:value-type="float">
            <text:p>62,5544791666667</text:p>
          </table:table-cell>
          <table:table-cell office:value-type="float" office:value="63.1053382115695" calcext:value-type="float">
            <text:p>63,105338211569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8201769911505" calcext:value-type="float">
            <text:p>71,8201769911505</text:p>
          </table:table-cell>
          <table:table-cell office:value-type="float" office:value="60.0458318296644" calcext:value-type="float">
            <text:p>60,0458318296644</text:p>
          </table:table-cell>
          <table:table-cell office:value-type="float" office:value="56.4711816578483" calcext:value-type="float">
            <text:p>56,4711816578483</text:p>
          </table:table-cell>
          <table:table-cell office:value-type="float" office:value="73.3052136133237" calcext:value-type="float">
            <text:p>73,3052136133237</text:p>
          </table:table-cell>
          <table:table-cell office:value-type="float" office:value="73.7119413407821" calcext:value-type="float">
            <text:p>73,7119413407821</text:p>
          </table:table-cell>
          <table:table-cell office:value-type="float" office:value="72.7645149657411" calcext:value-type="float">
            <text:p>72,7645149657411</text:p>
          </table:table-cell>
          <table:table-cell office:value-type="float" office:value="56.1061594202899" calcext:value-type="float">
            <text:p>56,1061594202899</text:p>
          </table:table-cell>
          <table:table-cell office:value-type="float" office:value="72.4801266268027" calcext:value-type="float">
            <text:p>72,4801266268027</text:p>
          </table:table-cell>
          <table:table-cell office:value-type="float" office:value="70.7585263157895" calcext:value-type="float">
            <text:p>70,7585263157895</text:p>
          </table:table-cell>
          <table:table-cell office:value-type="float" office:value="74.2007042253521" calcext:value-type="float">
            <text:p>74,2007042253521</text:p>
          </table:table-cell>
          <table:table-cell office:value-type="float" office:value="74.3058864751226" calcext:value-type="float">
            <text:p>74,3058864751226</text:p>
          </table:table-cell>
          <table:table-cell office:value-type="float" office:value="72.7678248280854" calcext:value-type="float">
            <text:p>72,7678248280854</text:p>
          </table:table-cell>
          <table:table-cell office:value-type="float" office:value="69.0919709543569" calcext:value-type="float">
            <text:p>69,0919709543569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.2569089048106" calcext:value-type="float">
            <text:p>75,2569089048106</text:p>
          </table:table-cell>
          <table:table-cell office:value-type="float" office:value="63.6465457083043" calcext:value-type="float">
            <text:p>63,6465457083043</text:p>
          </table:table-cell>
          <table:table-cell office:value-type="float" office:value="59.8060377358491" calcext:value-type="float">
            <text:p>59,8060377358491</text:p>
          </table:table-cell>
          <table:table-cell office:value-type="float" office:value="80.1913536498937" calcext:value-type="float">
            <text:p>80,1913536498937</text:p>
          </table:table-cell>
          <table:table-cell office:value-type="float" office:value="75.6410165901871" calcext:value-type="float">
            <text:p>75,6410165901871</text:p>
          </table:table-cell>
          <table:table-cell office:value-type="float" office:value="71.6749574105622" calcext:value-type="float">
            <text:p>71,6749574105622</text:p>
          </table:table-cell>
          <table:table-cell office:value-type="float" office:value="67.0462248035531" calcext:value-type="float">
            <text:p>67,0462248035531</text:p>
          </table:table-cell>
          <table:table-cell office:value-type="float" office:value="71.412538330494" calcext:value-type="float">
            <text:p>71,412538330494</text:p>
          </table:table-cell>
          <table:table-cell office:value-type="float" office:value="74.0308373293987" calcext:value-type="float">
            <text:p>74,0308373293987</text:p>
          </table:table-cell>
          <table:table-cell office:value-type="float" office:value="74.4402579769178" calcext:value-type="float">
            <text:p>74,4402579769178</text:p>
          </table:table-cell>
          <table:table-cell office:value-type="float" office:value="75.5560081466395" calcext:value-type="float">
            <text:p>75,5560081466395</text:p>
          </table:table-cell>
          <table:table-cell office:value-type="float" office:value="72.5625635808749" calcext:value-type="float">
            <text:p>72,5625635808749</text:p>
          </table:table-cell>
          <table:table-cell office:value-type="float" office:value="71.7448525175712" calcext:value-type="float">
            <text:p>71,744852517571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.6392709766162" calcext:value-type="float">
            <text:p>55,6392709766162</text:p>
          </table:table-cell>
          <table:table-cell office:value-type="float" office:value="46.7424847664184" calcext:value-type="float">
            <text:p>46,7424847664184</text:p>
          </table:table-cell>
          <table:table-cell office:value-type="float" office:value="43.4901355932203" calcext:value-type="float">
            <text:p>43,4901355932203</text:p>
          </table:table-cell>
          <table:table-cell office:value-type="float" office:value="58.6369773817683" calcext:value-type="float">
            <text:p>58,6369773817683</text:p>
          </table:table-cell>
          <table:table-cell office:value-type="float" office:value="58.5284575389948" calcext:value-type="float">
            <text:p>58,5284575389948</text:p>
          </table:table-cell>
          <table:table-cell office:value-type="float" office:value="54.6163396481732" calcext:value-type="float">
            <text:p>54,6163396481732</text:p>
          </table:table-cell>
          <table:table-cell office:value-type="float" office:value="47.578101439342" calcext:value-type="float">
            <text:p>47,578101439342</text:p>
          </table:table-cell>
          <table:table-cell office:value-type="float" office:value="54.9934210526316" calcext:value-type="float">
            <text:p>54,9934210526316</text:p>
          </table:table-cell>
          <table:table-cell office:value-type="float" office:value="53.2936227951153" calcext:value-type="float">
            <text:p>53,2936227951153</text:p>
          </table:table-cell>
          <table:table-cell office:value-type="float" office:value="56.6684192439863" calcext:value-type="float">
            <text:p>56,6684192439863</text:p>
          </table:table-cell>
          <table:table-cell office:value-type="float" office:value="56.3064864864865" calcext:value-type="float">
            <text:p>56,3064864864865</text:p>
          </table:table-cell>
          <table:table-cell office:value-type="float" office:value="55.3537703804348" calcext:value-type="float">
            <text:p>55,3537703804348</text:p>
          </table:table-cell>
          <table:table-cell office:value-type="float" office:value="53.4730143404799" calcext:value-type="float">
            <text:p>53,473014340479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.4560915492958" calcext:value-type="float">
            <text:p>64,4560915492958</text:p>
          </table:table-cell>
          <table:table-cell office:value-type="float" office:value="55.7662085976039" calcext:value-type="float">
            <text:p>55,7662085976039</text:p>
          </table:table-cell>
          <table:table-cell office:value-type="float" office:value="49.9310394265233" calcext:value-type="float">
            <text:p>49,9310394265233</text:p>
          </table:table-cell>
          <table:table-cell office:value-type="float" office:value="67.2277503526093" calcext:value-type="float">
            <text:p>67,2277503526093</text:p>
          </table:table-cell>
          <table:table-cell office:value-type="float" office:value="65.5344256518675" calcext:value-type="float">
            <text:p>65,5344256518675</text:p>
          </table:table-cell>
          <table:table-cell office:value-type="float" office:value="65.6551515151515" calcext:value-type="float">
            <text:p>65,6551515151515</text:p>
          </table:table-cell>
          <table:table-cell office:value-type="float" office:value="54.6051034975018" calcext:value-type="float">
            <text:p>54,6051034975018</text:p>
          </table:table-cell>
          <table:table-cell office:value-type="float" office:value="64.9710460549804" calcext:value-type="float">
            <text:p>64,9710460549804</text:p>
          </table:table-cell>
          <table:table-cell office:value-type="float" office:value="60.1894775570272" calcext:value-type="float">
            <text:p>60,1894775570272</text:p>
          </table:table-cell>
          <table:table-cell office:value-type="float" office:value="63.5591359773371" calcext:value-type="float">
            <text:p>63,5591359773371</text:p>
          </table:table-cell>
          <table:table-cell office:value-type="float" office:value="64.2276153575203" calcext:value-type="float">
            <text:p>64,2276153575203</text:p>
          </table:table-cell>
          <table:table-cell office:value-type="float" office:value="61.381059792338" calcext:value-type="float">
            <text:p>61,381059792338</text:p>
          </table:table-cell>
          <table:table-cell office:value-type="float" office:value="61.4781046139248" calcext:value-type="float">
            <text:p>61,478104613924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.3859231553893" calcext:value-type="float">
            <text:p>96,3859231553893</text:p>
          </table:table-cell>
          <table:table-cell office:value-type="float" office:value="83.1532663316583" calcext:value-type="float">
            <text:p>83,1532663316583</text:p>
          </table:table-cell>
          <table:table-cell office:value-type="float" office:value="80.3059245960503" calcext:value-type="float">
            <text:p>80,3059245960503</text:p>
          </table:table-cell>
          <table:table-cell office:value-type="float" office:value="98.7733564013841" calcext:value-type="float">
            <text:p>98,7733564013841</text:p>
          </table:table-cell>
          <table:table-cell office:value-type="float" office:value="96.9854434664861" calcext:value-type="float">
            <text:p>96,9854434664861</text:p>
          </table:table-cell>
          <table:table-cell office:value-type="float" office:value="97.7408032399595" calcext:value-type="float">
            <text:p>97,7408032399595</text:p>
          </table:table-cell>
          <table:table-cell office:value-type="float" office:value="79.3608458390177" calcext:value-type="float">
            <text:p>79,3608458390177</text:p>
          </table:table-cell>
          <table:table-cell office:value-type="float" office:value="101.095634095634" calcext:value-type="float">
            <text:p>101,095634095634</text:p>
          </table:table-cell>
          <table:table-cell office:value-type="float" office:value="87.9667466575249" calcext:value-type="float">
            <text:p>87,9667466575249</text:p>
          </table:table-cell>
          <table:table-cell office:value-type="float" office:value="90.5201227830832" calcext:value-type="float">
            <text:p>90,5201227830832</text:p>
          </table:table-cell>
          <table:table-cell office:value-type="float" office:value="94.9052488070893" calcext:value-type="float">
            <text:p>94,9052488070893</text:p>
          </table:table-cell>
          <table:table-cell office:value-type="float" office:value="92.6420006851662" calcext:value-type="float">
            <text:p>92,6420006851662</text:p>
          </table:table-cell>
          <table:table-cell office:value-type="float" office:value="91.7268004248113" calcext:value-type="float">
            <text:p>91,726800424811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.5396981396981" calcext:value-type="float">
            <text:p>98,5396981396981</text:p>
          </table:table-cell>
          <table:table-cell office:value-type="float" office:value="78.581173594132" calcext:value-type="float">
            <text:p>78,581173594132</text:p>
          </table:table-cell>
          <table:table-cell office:value-type="float" office:value="69.9017126878714" calcext:value-type="float">
            <text:p>69,9017126878714</text:p>
          </table:table-cell>
          <table:table-cell office:value-type="float" office:value="99.9067109402307" calcext:value-type="float">
            <text:p>99,9067109402307</text:p>
          </table:table-cell>
          <table:table-cell office:value-type="float" office:value="99.2190609670638" calcext:value-type="float">
            <text:p>99,2190609670638</text:p>
          </table:table-cell>
          <table:table-cell office:value-type="float" office:value="100.595294117647" calcext:value-type="float">
            <text:p>100,595294117647</text:p>
          </table:table-cell>
          <table:table-cell office:value-type="float" office:value="76.7125349162011" calcext:value-type="float">
            <text:p>76,7125349162011</text:p>
          </table:table-cell>
          <table:table-cell office:value-type="float" office:value="105.795874822191" calcext:value-type="float">
            <text:p>105,795874822191</text:p>
          </table:table-cell>
          <table:table-cell office:value-type="float" office:value="89.8199719691661" calcext:value-type="float">
            <text:p>89,8199719691661</text:p>
          </table:table-cell>
          <table:table-cell office:value-type="float" office:value="97.6212810640532" calcext:value-type="float">
            <text:p>97,6212810640532</text:p>
          </table:table-cell>
          <table:table-cell office:value-type="float" office:value="98.3596423562412" calcext:value-type="float">
            <text:p>98,3596423562412</text:p>
          </table:table-cell>
          <table:table-cell office:value-type="float" office:value="105.400315678709" calcext:value-type="float">
            <text:p>105,400315678709</text:p>
          </table:table-cell>
          <table:table-cell office:value-type="float" office:value="93.3315185911125" calcext:value-type="float">
            <text:p>93,3315185911125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.31518404908" calcext:value-type="float">
            <text:p>111,31518404908</text:p>
          </table:table-cell>
          <table:table-cell office:value-type="float" office:value="87.5273344651952" calcext:value-type="float">
            <text:p>87,5273344651952</text:p>
          </table:table-cell>
          <table:table-cell office:value-type="float" office:value="78.8214407647661" calcext:value-type="float">
            <text:p>78,8214407647661</text:p>
          </table:table-cell>
          <table:table-cell office:value-type="float" office:value="113.132517006803" calcext:value-type="float">
            <text:p>113,132517006803</text:p>
          </table:table-cell>
          <table:table-cell office:value-type="float" office:value="110.394986449865" calcext:value-type="float">
            <text:p>110,394986449865</text:p>
          </table:table-cell>
          <table:table-cell office:value-type="float" office:value="110.321574642127" calcext:value-type="float">
            <text:p>110,321574642127</text:p>
          </table:table-cell>
          <table:table-cell office:value-type="float" office:value="81.4886590830748" calcext:value-type="float">
            <text:p>81,4886590830748</text:p>
          </table:table-cell>
          <table:table-cell office:value-type="float" office:value="117.834362139918" calcext:value-type="float">
            <text:p>117,834362139918</text:p>
          </table:table-cell>
          <table:table-cell office:value-type="float" office:value="96.5631525076766" calcext:value-type="float">
            <text:p>96,5631525076766</text:p>
          </table:table-cell>
          <table:table-cell office:value-type="float" office:value="115.859337561663" calcext:value-type="float">
            <text:p>115,859337561663</text:p>
          </table:table-cell>
          <table:table-cell office:value-type="float" office:value="110.824516785351" calcext:value-type="float">
            <text:p>110,824516785351</text:p>
          </table:table-cell>
          <table:table-cell office:value-type="float" office:value="121.911004126547" calcext:value-type="float">
            <text:p>121,911004126547</text:p>
          </table:table-cell>
          <table:table-cell office:value-type="float" office:value="104.581243705217" calcext:value-type="float">
            <text:p>104,5812437052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82.7736108263277" calcext:value-type="float">
            <text:p>82,7736108263277</text:p>
          </table:table-cell>
          <table:table-cell table:style-name="ce3" office:value-type="float" office:value="71.0997433654127" calcext:value-type="float">
            <text:p>71,0997433654127</text:p>
          </table:table-cell>
          <table:table-cell table:style-name="ce3" office:value-type="float" office:value="65.989496864518" calcext:value-type="float">
            <text:p>65,989496864518</text:p>
          </table:table-cell>
          <table:table-cell table:style-name="ce3" office:value-type="float" office:value="86.1942967884828" calcext:value-type="float">
            <text:p>86,1942967884828</text:p>
          </table:table-cell>
          <table:table-cell table:style-name="ce3" office:value-type="float" office:value="82.9333720390153" calcext:value-type="float">
            <text:p>82,9333720390153</text:p>
          </table:table-cell>
          <table:table-cell table:style-name="ce3" office:value-type="float" office:value="83.8520890231855" calcext:value-type="float">
            <text:p>83,8520890231855</text:p>
          </table:table-cell>
          <table:table-cell table:style-name="ce3" office:value-type="float" office:value="69.6263668611298" calcext:value-type="float">
            <text:p>69,6263668611298</text:p>
          </table:table-cell>
          <table:table-cell table:style-name="ce3" office:value-type="float" office:value="84.8384829829248" calcext:value-type="float">
            <text:p>84,8384829829248</text:p>
          </table:table-cell>
          <table:table-cell table:style-name="ce3" office:value-type="float" office:value="79.4916020028696" calcext:value-type="float">
            <text:p>79,4916020028696</text:p>
          </table:table-cell>
          <table:table-cell table:style-name="ce3" office:value-type="float" office:value="82.1649111582866" calcext:value-type="float">
            <text:p>82,1649111582866</text:p>
          </table:table-cell>
          <table:table-cell table:style-name="ce3" office:value-type="float" office:value="83.374715991004" calcext:value-type="float">
            <text:p>83,374715991004</text:p>
          </table:table-cell>
          <table:table-cell table:style-name="ce3" office:value-type="float" office:value="85.0241358240224" calcext:value-type="float">
            <text:p>85,0241358240224</text:p>
          </table:table-cell>
          <table:table-cell table:style-name="ce3" office:value-type="float" office:value="79.7934281324858" calcext:value-type="float">
            <text:p>79,7934281324858</text:p>
          </table:table-cell>
          <table:table-cell table:style-name="ce3" table:number-columns-repeated="1010"/>
        </table:table-row>
      </table:table>
      <table:table table:name="Mensal - PM10" table:style-name="ta1">
        <table:shapes>
          <draw:frame draw:z-index="0" draw:style-name="gr1" draw:text-style-name="P1" svg:width="315.35mm" svg:height="90.05mm" svg:x="5.76mm" svg:y="65.08mm">
            <draw:object draw:notify-on-update-of-ranges="'Mensal - PM10'.A2:'Mensal - PM10'.A13 'Mensal - PM10'.B1:'Mensal - PM10'.B1 'Mensal - PM10'.B2:'Mensal - PM10'.B13 'Mensal - PM10'.C1:'Mensal - PM10'.C1 'Mensal - PM10'.C2:'Mensal - PM10'.C13 'Mensal - PM10'.D1:'Mensal - PM10'.D1 'Mensal - PM10'.D2:'Mensal - PM10'.D13 'Mensal - PM10'.E1:'Mensal - PM10'.E1 'Mensal - PM10'.E2:'Mensal - PM10'.E13 'Mensal - PM10'.F1:'Mensal - PM10'.F1 'Mensal - PM10'.F2:'Mensal - PM10'.F13 'Mensal - PM10'.G1:'Mensal - PM10'.G1 'Mensal - PM10'.G2:'Mensal - PM10'.G13 'Mensal - PM10'.H1:'Mensal - PM10'.H1 'Mensal - PM10'.H2:'Mensal - PM10'.H13 'Mensal - PM10'.I1:'Mensal - PM10'.I1 'Mensal - PM10'.I2:'Mensal - PM10'.I13 'Mensal - PM10'.J1:'Mensal - PM10'.J1 'Mensal - PM10'.J2:'Mensal - PM10'.J13 'Mensal - PM10'.K1:'Mensal - PM10'.K1 'Mensal - PM10'.K2:'Mensal - PM10'.K13 'Mensal - PM10'.L1:'Mensal - PM10'.L1 'Mensal - PM10'.L2:'Mensal - PM10'.L13 'Mensal - PM10'.M1:'Mensal - PM10'.M1 'Mensal - PM10'.M2:'Mensal - PM10'.M13 'Mensal - PM10'.N1:'Mensal - PM10'.N1 'Mensal - PM10'.N2:'Mensal - PM10'.N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911509817197" calcext:value-type="float">
            <text:p>113,911509817197</text:p>
          </table:table-cell>
          <table:table-cell office:value-type="float" office:value="104.722810590631" calcext:value-type="float">
            <text:p>104,722810590631</text:p>
          </table:table-cell>
          <table:table-cell office:value-type="float" office:value="89.0232773397326" calcext:value-type="float">
            <text:p>89,0232773397326</text:p>
          </table:table-cell>
          <table:table-cell office:value-type="float" office:value="118.521895093063" calcext:value-type="float">
            <text:p>118,521895093063</text:p>
          </table:table-cell>
          <table:table-cell office:value-type="float" office:value="116.072459349594" calcext:value-type="float">
            <text:p>116,072459349594</text:p>
          </table:table-cell>
          <table:table-cell office:value-type="float" office:value="121.911393692777" calcext:value-type="float">
            <text:p>121,911393692777</text:p>
          </table:table-cell>
          <table:table-cell office:value-type="float" office:value="93.778767355232" calcext:value-type="float">
            <text:p>93,778767355232</text:p>
          </table:table-cell>
          <table:table-cell office:value-type="float" office:value="122.382561676242" calcext:value-type="float">
            <text:p>122,382561676242</text:p>
          </table:table-cell>
          <table:table-cell office:value-type="float" office:value="107.617130257802" calcext:value-type="float">
            <text:p>107,617130257802</text:p>
          </table:table-cell>
          <table:table-cell office:value-type="float" office:value="119.567741935484" calcext:value-type="float">
            <text:p>119,567741935484</text:p>
          </table:table-cell>
          <table:table-cell office:value-type="float" office:value="120.782124789207" calcext:value-type="float">
            <text:p>120,782124789207</text:p>
          </table:table-cell>
          <table:table-cell office:value-type="float" office:value="130.113767378772" calcext:value-type="float">
            <text:p>130,113767378772</text:p>
          </table:table-cell>
          <table:table-cell office:value-type="float" office:value="113.227542947559" calcext:value-type="float">
            <text:p>113,22754294755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.105992509363" calcext:value-type="float">
            <text:p>104,105992509363</text:p>
          </table:table-cell>
          <table:table-cell office:value-type="float" office:value="97.0750469043152" calcext:value-type="float">
            <text:p>97,0750469043152</text:p>
          </table:table-cell>
          <table:table-cell office:value-type="float" office:value="88.8669187145558" calcext:value-type="float">
            <text:p>88,8669187145558</text:p>
          </table:table-cell>
          <table:table-cell office:value-type="float" office:value="109.350299401198" calcext:value-type="float">
            <text:p>109,350299401198</text:p>
          </table:table-cell>
          <table:table-cell office:value-type="float" office:value="102.758750470455" calcext:value-type="float">
            <text:p>102,758750470455</text:p>
          </table:table-cell>
          <table:table-cell office:value-type="float" office:value="107.352191832147" calcext:value-type="float">
            <text:p>107,352191832147</text:p>
          </table:table-cell>
          <table:table-cell office:value-type="float" office:value="91.5943984962406" calcext:value-type="float">
            <text:p>91,5943984962406</text:p>
          </table:table-cell>
          <table:table-cell office:value-type="float" office:value="107.516286035193" calcext:value-type="float">
            <text:p>107,516286035193</text:p>
          </table:table-cell>
          <table:table-cell office:value-type="float" office:value="98.8374106134738" calcext:value-type="float">
            <text:p>98,8374106134738</text:p>
          </table:table-cell>
          <table:table-cell office:value-type="float" office:value="104.905048982668" calcext:value-type="float">
            <text:p>104,905048982668</text:p>
          </table:table-cell>
          <table:table-cell office:value-type="float" office:value="106.721931137725" calcext:value-type="float">
            <text:p>106,721931137725</text:p>
          </table:table-cell>
          <table:table-cell office:value-type="float" office:value="113.030303030303" calcext:value-type="float">
            <text:p>113,030303030303</text:p>
          </table:table-cell>
          <table:table-cell office:value-type="float" office:value="102.682735187273" calcext:value-type="float">
            <text:p>102,68273518727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.369089673913" calcext:value-type="float">
            <text:p>150,369089673913</text:p>
          </table:table-cell>
          <table:table-cell office:value-type="float" office:value="129.801288135593" calcext:value-type="float">
            <text:p>129,801288135593</text:p>
          </table:table-cell>
          <table:table-cell office:value-type="float" office:value="119.637254237288" calcext:value-type="float">
            <text:p>119,637254237288</text:p>
          </table:table-cell>
          <table:table-cell office:value-type="float" office:value="143.375246850528" calcext:value-type="float">
            <text:p>143,375246850528</text:p>
          </table:table-cell>
          <table:table-cell office:value-type="float" office:value="135.726955638334" calcext:value-type="float">
            <text:p>135,726955638334</text:p>
          </table:table-cell>
          <table:table-cell office:value-type="float" office:value="152.362892223738" calcext:value-type="float">
            <text:p>152,362892223738</text:p>
          </table:table-cell>
          <table:table-cell office:value-type="float" office:value="121.200440677966" calcext:value-type="float">
            <text:p>121,200440677966</text:p>
          </table:table-cell>
          <table:table-cell office:value-type="float" office:value="134.295656599932" calcext:value-type="float">
            <text:p>134,295656599932</text:p>
          </table:table-cell>
          <table:table-cell office:value-type="float" office:value="128.495104416296" calcext:value-type="float">
            <text:p>128,495104416296</text:p>
          </table:table-cell>
          <table:table-cell office:value-type="float" office:value="127.422403258656" calcext:value-type="float">
            <text:p>127,422403258656</text:p>
          </table:table-cell>
          <table:table-cell office:value-type="float" office:value="146.845069467977" calcext:value-type="float">
            <text:p>146,845069467977</text:p>
          </table:table-cell>
          <table:table-cell office:value-type="float" office:value="143.007783417936" calcext:value-type="float">
            <text:p>143,007783417936</text:p>
          </table:table-cell>
          <table:table-cell office:value-type="float" office:value="136.040075277338" calcext:value-type="float">
            <text:p>136,040075277338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.090021459227" calcext:value-type="float">
            <text:p>131,090021459227</text:p>
          </table:table-cell>
          <table:table-cell office:value-type="float" office:value="108.839828387558" calcext:value-type="float">
            <text:p>108,839828387558</text:p>
          </table:table-cell>
          <table:table-cell office:value-type="float" office:value="101.288423295455" calcext:value-type="float">
            <text:p>101,288423295455</text:p>
          </table:table-cell>
          <table:table-cell office:value-type="float" office:value="121.58838028169" calcext:value-type="float">
            <text:p>121,58838028169</text:p>
          </table:table-cell>
          <table:table-cell office:value-type="float" office:value="120.476290832455" calcext:value-type="float">
            <text:p>120,476290832455</text:p>
          </table:table-cell>
          <table:table-cell office:value-type="float" office:value="136.588821644713" calcext:value-type="float">
            <text:p>136,588821644713</text:p>
          </table:table-cell>
          <table:table-cell office:value-type="float" office:value="107.952040816327" calcext:value-type="float">
            <text:p>107,952040816327</text:p>
          </table:table-cell>
          <table:table-cell office:value-type="float" office:value="114.735538353272" calcext:value-type="float">
            <text:p>114,735538353272</text:p>
          </table:table-cell>
          <table:table-cell office:value-type="float" office:value="111.452787579393" calcext:value-type="float">
            <text:p>111,452787579393</text:p>
          </table:table-cell>
          <table:table-cell office:value-type="float" office:value="109.585316901408" calcext:value-type="float">
            <text:p>109,585316901408</text:p>
          </table:table-cell>
          <table:table-cell office:value-type="float" office:value="123.780444758207" calcext:value-type="float">
            <text:p>123,780444758207</text:p>
          </table:table-cell>
          <table:table-cell office:value-type="float" office:value="116.355962011959" calcext:value-type="float">
            <text:p>116,355962011959</text:p>
          </table:table-cell>
          <table:table-cell office:value-type="float" office:value="116.962594655117" calcext:value-type="float">
            <text:p>116,962594655117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.583282674772" calcext:value-type="float">
            <text:p>115,583282674772</text:p>
          </table:table-cell>
          <table:table-cell office:value-type="float" office:value="95.9940818397024" calcext:value-type="float">
            <text:p>95,9940818397024</text:p>
          </table:table-cell>
          <table:table-cell office:value-type="float" office:value="88.1007243877199" calcext:value-type="float">
            <text:p>88,1007243877199</text:p>
          </table:table-cell>
          <table:table-cell office:value-type="float" office:value="108.409423728814" calcext:value-type="float">
            <text:p>108,409423728814</text:p>
          </table:table-cell>
          <table:table-cell office:value-type="float" office:value="116.582710120069" calcext:value-type="float">
            <text:p>116,582710120069</text:p>
          </table:table-cell>
          <table:table-cell office:value-type="float" office:value="130.018805159538" calcext:value-type="float">
            <text:p>130,018805159538</text:p>
          </table:table-cell>
          <table:table-cell office:value-type="float" office:value="96.6310780669145" calcext:value-type="float">
            <text:p>96,6310780669145</text:p>
          </table:table-cell>
          <table:table-cell office:value-type="float" office:value="110.454885938032" calcext:value-type="float">
            <text:p>110,454885938032</text:p>
          </table:table-cell>
          <table:table-cell office:value-type="float" office:value="98.3537697052776" calcext:value-type="float">
            <text:p>98,3537697052776</text:p>
          </table:table-cell>
          <table:table-cell office:value-type="float" office:value="108.090433275563" calcext:value-type="float">
            <text:p>108,090433275563</text:p>
          </table:table-cell>
          <table:table-cell office:value-type="float" office:value="107.24463562753" calcext:value-type="float">
            <text:p>107,24463562753</text:p>
          </table:table-cell>
          <table:table-cell office:value-type="float" office:value="107.846135348677" calcext:value-type="float">
            <text:p>107,846135348677</text:p>
          </table:table-cell>
          <table:table-cell office:value-type="float" office:value="107.038513726276" calcext:value-type="float">
            <text:p>107,038513726276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.8623949579832" calcext:value-type="float">
            <text:p>86,8623949579832</text:p>
          </table:table-cell>
          <table:table-cell office:value-type="float" office:value="76.6412540078376" calcext:value-type="float">
            <text:p>76,6412540078376</text:p>
          </table:table-cell>
          <table:table-cell office:value-type="float" office:value="65.728430335097" calcext:value-type="float">
            <text:p>65,728430335097</text:p>
          </table:table-cell>
          <table:table-cell office:value-type="float" office:value="87.4774216524217" calcext:value-type="float">
            <text:p>87,4774216524217</text:p>
          </table:table-cell>
          <table:table-cell office:value-type="float" office:value="92.0860927152318" calcext:value-type="float">
            <text:p>92,0860927152318</text:p>
          </table:table-cell>
          <table:table-cell office:value-type="float" office:value="104.124694376528" calcext:value-type="float">
            <text:p>104,124694376528</text:p>
          </table:table-cell>
          <table:table-cell office:value-type="float" office:value="80.4569274946159" calcext:value-type="float">
            <text:p>80,4569274946159</text:p>
          </table:table-cell>
          <table:table-cell office:value-type="float" office:value="88.2850209497207" calcext:value-type="float">
            <text:p>88,2850209497207</text:p>
          </table:table-cell>
          <table:table-cell office:value-type="float" office:value="83.0575481611208" calcext:value-type="float">
            <text:p>83,0575481611208</text:p>
          </table:table-cell>
          <table:table-cell office:value-type="float" office:value="94.6297648297648" calcext:value-type="float">
            <text:p>94,6297648297648</text:p>
          </table:table-cell>
          <table:table-cell office:value-type="float" office:value="89.8357891061453" calcext:value-type="float">
            <text:p>89,8357891061453</text:p>
          </table:table-cell>
          <table:table-cell office:value-type="float" office:value="91.1318230467357" calcext:value-type="float">
            <text:p>91,1318230467357</text:p>
          </table:table-cell>
          <table:table-cell office:value-type="float" office:value="86.7305176311695" calcext:value-type="float">
            <text:p>86,730517631169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.143587994543" calcext:value-type="float">
            <text:p>85,143587994543</text:p>
          </table:table-cell>
          <table:table-cell office:value-type="float" office:value="74.9840136054422" calcext:value-type="float">
            <text:p>74,9840136054422</text:p>
          </table:table-cell>
          <table:table-cell office:value-type="float" office:value="67.8895296944731" calcext:value-type="float">
            <text:p>67,8895296944731</text:p>
          </table:table-cell>
          <table:table-cell office:value-type="float" office:value="85.9252893721501" calcext:value-type="float">
            <text:p>85,9252893721501</text:p>
          </table:table-cell>
          <table:table-cell office:value-type="float" office:value="89.3015040223854" calcext:value-type="float">
            <text:p>89,3015040223854</text:p>
          </table:table-cell>
          <table:table-cell office:value-type="float" office:value="99.9325008437394" calcext:value-type="float">
            <text:p>99,9325008437394</text:p>
          </table:table-cell>
          <table:table-cell office:value-type="float" office:value="83.0393515358362" calcext:value-type="float">
            <text:p>83,0393515358362</text:p>
          </table:table-cell>
          <table:table-cell office:value-type="float" office:value="82.9890847457627" calcext:value-type="float">
            <text:p>82,9890847457627</text:p>
          </table:table-cell>
          <table:table-cell office:value-type="float" office:value="81.8111950549451" calcext:value-type="float">
            <text:p>81,8111950549451</text:p>
          </table:table-cell>
          <table:table-cell office:value-type="float" office:value="88.0124957784532" calcext:value-type="float">
            <text:p>88,0124957784532</text:p>
          </table:table-cell>
          <table:table-cell office:value-type="float" office:value="90.3242332322211" calcext:value-type="float">
            <text:p>90,3242332322211</text:p>
          </table:table-cell>
          <table:table-cell office:value-type="float" office:value="86.0060831361947" calcext:value-type="float">
            <text:p>86,0060831361947</text:p>
          </table:table-cell>
          <table:table-cell office:value-type="float" office:value="84.6312576486325" calcext:value-type="float">
            <text:p>84,631257648632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.149898511502" calcext:value-type="float">
            <text:p>72,149898511502</text:p>
          </table:table-cell>
          <table:table-cell office:value-type="float" office:value="63.2736646382691" calcext:value-type="float">
            <text:p>63,2736646382691</text:p>
          </table:table-cell>
          <table:table-cell office:value-type="float" office:value="55.1818983050848" calcext:value-type="float">
            <text:p>55,1818983050848</text:p>
          </table:table-cell>
          <table:table-cell office:value-type="float" office:value="73.5925316889346" calcext:value-type="float">
            <text:p>73,5925316889346</text:p>
          </table:table-cell>
          <table:table-cell office:value-type="float" office:value="76.2400743997295" calcext:value-type="float">
            <text:p>76,2400743997295</text:p>
          </table:table-cell>
          <table:table-cell office:value-type="float" office:value="86.8238513513514" calcext:value-type="float">
            <text:p>86,8238513513514</text:p>
          </table:table-cell>
          <table:table-cell office:value-type="float" office:value="64.8120383036936" calcext:value-type="float">
            <text:p>64,8120383036936</text:p>
          </table:table-cell>
          <table:table-cell office:value-type="float" office:value="71.5967991913747" calcext:value-type="float">
            <text:p>71,5967991913747</text:p>
          </table:table-cell>
          <table:table-cell office:value-type="float" office:value="68.1975321162948" calcext:value-type="float">
            <text:p>68,1975321162948</text:p>
          </table:table-cell>
          <table:table-cell office:value-type="float" office:value="71.4742101648352" calcext:value-type="float">
            <text:p>71,4742101648352</text:p>
          </table:table-cell>
          <table:table-cell office:value-type="float" office:value="78.2388120148498" calcext:value-type="float">
            <text:p>78,2388120148498</text:p>
          </table:table-cell>
          <table:table-cell office:value-type="float" office:value="76.4353477380149" calcext:value-type="float">
            <text:p>76,4353477380149</text:p>
          </table:table-cell>
          <table:table-cell office:value-type="float" office:value="71.5114674880606" calcext:value-type="float">
            <text:p>71,5114674880606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.1027055516514" calcext:value-type="float">
            <text:p>87,1027055516514</text:p>
          </table:table-cell>
          <table:table-cell office:value-type="float" office:value="67.6477312697854" calcext:value-type="float">
            <text:p>67,6477312697854</text:p>
          </table:table-cell>
          <table:table-cell office:value-type="float" office:value="58.0291324526955" calcext:value-type="float">
            <text:p>58,0291324526955</text:p>
          </table:table-cell>
          <table:table-cell office:value-type="float" office:value="84.6174876847291" calcext:value-type="float">
            <text:p>84,6174876847291</text:p>
          </table:table-cell>
          <table:table-cell office:value-type="float" office:value="83.5287069571328" calcext:value-type="float">
            <text:p>83,5287069571328</text:p>
          </table:table-cell>
          <table:table-cell office:value-type="float" office:value="95.8776250880902" calcext:value-type="float">
            <text:p>95,8776250880902</text:p>
          </table:table-cell>
          <table:table-cell office:value-type="float" office:value="68.5739424102382" calcext:value-type="float">
            <text:p>68,5739424102382</text:p>
          </table:table-cell>
          <table:table-cell office:value-type="float" office:value="83.003838028169" calcext:value-type="float">
            <text:p>83,003838028169</text:p>
          </table:table-cell>
          <table:table-cell office:value-type="float" office:value="75.1226313907758" calcext:value-type="float">
            <text:p>75,1226313907758</text:p>
          </table:table-cell>
          <table:table-cell office:value-type="float" office:value="80.4320987654321" calcext:value-type="float">
            <text:p>80,4320987654321</text:p>
          </table:table-cell>
          <table:table-cell office:value-type="float" office:value="82.8602248770204" calcext:value-type="float">
            <text:p>82,8602248770204</text:p>
          </table:table-cell>
          <table:table-cell office:value-type="float" office:value="88.7926511954993" calcext:value-type="float">
            <text:p>88,7926511954993</text:p>
          </table:table-cell>
          <table:table-cell office:value-type="float" office:value="79.6734900414816" calcext:value-type="float">
            <text:p>79,673490041481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.184709066306" calcext:value-type="float">
            <text:p>119,184709066306</text:p>
          </table:table-cell>
          <table:table-cell office:value-type="float" office:value="101.074100463128" calcext:value-type="float">
            <text:p>101,074100463128</text:p>
          </table:table-cell>
          <table:table-cell office:value-type="float" office:value="91.4207063711911" calcext:value-type="float">
            <text:p>91,4207063711911</text:p>
          </table:table-cell>
          <table:table-cell office:value-type="float" office:value="123.101775956284" calcext:value-type="float">
            <text:p>123,101775956284</text:p>
          </table:table-cell>
          <table:table-cell office:value-type="float" office:value="118.287402904424" calcext:value-type="float">
            <text:p>118,287402904424</text:p>
          </table:table-cell>
          <table:table-cell office:value-type="float" office:value="126.514651397777" calcext:value-type="float">
            <text:p>126,514651397777</text:p>
          </table:table-cell>
          <table:table-cell office:value-type="float" office:value="96.2811760729976" calcext:value-type="float">
            <text:p>96,2811760729976</text:p>
          </table:table-cell>
          <table:table-cell office:value-type="float" office:value="121.654803040774" calcext:value-type="float">
            <text:p>121,654803040774</text:p>
          </table:table-cell>
          <table:table-cell office:value-type="float" office:value="106.570891697984" calcext:value-type="float">
            <text:p>106,570891697984</text:p>
          </table:table-cell>
          <table:table-cell office:value-type="float" office:value="110.618367346939" calcext:value-type="float">
            <text:p>110,618367346939</text:p>
          </table:table-cell>
          <table:table-cell office:value-type="float" office:value="118.142614601019" calcext:value-type="float">
            <text:p>118,142614601019</text:p>
          </table:table-cell>
          <table:table-cell office:value-type="float" office:value="116.905377808033" calcext:value-type="float">
            <text:p>116,905377808033</text:p>
          </table:table-cell>
          <table:table-cell office:value-type="float" office:value="112.550552517658" calcext:value-type="float">
            <text:p>112,55055251765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.861361256545" calcext:value-type="float">
            <text:p>123,861361256545</text:p>
          </table:table-cell>
          <table:table-cell office:value-type="float" office:value="104.889664804469" calcext:value-type="float">
            <text:p>104,889664804469</text:p>
          </table:table-cell>
          <table:table-cell office:value-type="float" office:value="87.8972037749039" calcext:value-type="float">
            <text:p>87,8972037749039</text:p>
          </table:table-cell>
          <table:table-cell office:value-type="float" office:value="126.901674808095" calcext:value-type="float">
            <text:p>126,901674808095</text:p>
          </table:table-cell>
          <table:table-cell office:value-type="float" office:value="124.88743876837" calcext:value-type="float">
            <text:p>124,88743876837</text:p>
          </table:table-cell>
          <table:table-cell office:value-type="float" office:value="128.548462354189" calcext:value-type="float">
            <text:p>128,548462354189</text:p>
          </table:table-cell>
          <table:table-cell office:value-type="float" office:value="96.8317737430168" calcext:value-type="float">
            <text:p>96,8317737430168</text:p>
          </table:table-cell>
          <table:table-cell office:value-type="float" office:value="130.803857041755" calcext:value-type="float">
            <text:p>130,803857041755</text:p>
          </table:table-cell>
          <table:table-cell office:value-type="float" office:value="112.693660245184" calcext:value-type="float">
            <text:p>112,693660245184</text:p>
          </table:table-cell>
          <table:table-cell office:value-type="float" office:value="121.670783764871" calcext:value-type="float">
            <text:p>121,670783764871</text:p>
          </table:table-cell>
          <table:table-cell office:value-type="float" office:value="127.888830532213" calcext:value-type="float">
            <text:p>127,888830532213</text:p>
          </table:table-cell>
          <table:table-cell office:value-type="float" office:value="130.825122634898" calcext:value-type="float">
            <text:p>130,825122634898</text:p>
          </table:table-cell>
          <table:table-cell office:value-type="float" office:value="118.113953759925" calcext:value-type="float">
            <text:p>118,113953759925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.393869731801" calcext:value-type="float">
            <text:p>133,393869731801</text:p>
          </table:table-cell>
          <table:table-cell office:value-type="float" office:value="110.716078697422" calcext:value-type="float">
            <text:p>110,716078697422</text:p>
          </table:table-cell>
          <table:table-cell office:value-type="float" office:value="91.4064098192977" calcext:value-type="float">
            <text:p>91,4064098192977</text:p>
          </table:table-cell>
          <table:table-cell office:value-type="float" office:value="139.025450220863" calcext:value-type="float">
            <text:p>139,025450220863</text:p>
          </table:table-cell>
          <table:table-cell office:value-type="float" office:value="130.65180682202" calcext:value-type="float">
            <text:p>130,65180682202</text:p>
          </table:table-cell>
          <table:table-cell office:value-type="float" office:value="135.458389715832" calcext:value-type="float">
            <text:p>135,458389715832</text:p>
          </table:table-cell>
          <table:table-cell office:value-type="float" office:value="95.9290809327846" calcext:value-type="float">
            <text:p>95,9290809327846</text:p>
          </table:table-cell>
          <table:table-cell office:value-type="float" office:value="140.304511278196" calcext:value-type="float">
            <text:p>140,304511278196</text:p>
          </table:table-cell>
          <table:table-cell office:value-type="float" office:value="112.157464212679" calcext:value-type="float">
            <text:p>112,157464212679</text:p>
          </table:table-cell>
          <table:table-cell office:value-type="float" office:value="139.945777621393" calcext:value-type="float">
            <text:p>139,945777621393</text:p>
          </table:table-cell>
          <table:table-cell office:value-type="float" office:value="132.258801624915" calcext:value-type="float">
            <text:p>132,258801624915</text:p>
          </table:table-cell>
          <table:table-cell office:value-type="float" office:value="145.636002737851" calcext:value-type="float">
            <text:p>145,636002737851</text:p>
          </table:table-cell>
          <table:table-cell office:value-type="float" office:value="125.480496484431" calcext:value-type="float">
            <text:p>125,48049648443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110.060391311943" calcext:value-type="float">
            <text:p>110,060391311943</text:p>
          </table:table-cell>
          <table:table-cell table:style-name="ce3" office:value-type="float" office:value="94.657870773157" calcext:value-type="float">
            <text:p>94,657870773157</text:p>
          </table:table-cell>
          <table:table-cell table:style-name="ce3" office:value-type="float" office:value="83.7397233201581" calcext:value-type="float">
            <text:p>83,7397233201581</text:p>
          </table:table-cell>
          <table:table-cell table:style-name="ce3" office:value-type="float" office:value="110.336741908377" calcext:value-type="float">
            <text:p>110,336741908377</text:p>
          </table:table-cell>
          <table:table-cell table:style-name="ce3" office:value-type="float" office:value="109.023303017179" calcext:value-type="float">
            <text:p>109,023303017179</text:p>
          </table:table-cell>
          <table:table-cell table:style-name="ce3" office:value-type="float" office:value="118.861978490903" calcext:value-type="float">
            <text:p>118,861978490903</text:p>
          </table:table-cell>
          <table:table-cell table:style-name="ce3" office:value-type="float" office:value="91.4826902324496" calcext:value-type="float">
            <text:p>91,4826902324496</text:p>
          </table:table-cell>
          <table:table-cell table:style-name="ce3" office:value-type="float" office:value="108.991095771719" calcext:value-type="float">
            <text:p>108,991095771719</text:p>
          </table:table-cell>
          <table:table-cell table:style-name="ce3" office:value-type="float" office:value="98.7370263066404" calcext:value-type="float">
            <text:p>98,7370263066404</text:p>
          </table:table-cell>
          <table:table-cell table:style-name="ce3" office:value-type="float" office:value="106.363672498332" calcext:value-type="float">
            <text:p>106,363672498332</text:p>
          </table:table-cell>
          <table:table-cell table:style-name="ce3" office:value-type="float" office:value="110.46461759632" calcext:value-type="float">
            <text:p>110,46461759632</text:p>
          </table:table-cell>
          <table:table-cell table:style-name="ce3" office:value-type="float" office:value="112.223458646617" calcext:value-type="float">
            <text:p>112,223458646617</text:p>
          </table:table-cell>
          <table:table-cell table:style-name="ce3" office:value-type="float" office:value="104.602617548314" calcext:value-type="float">
            <text:p>104,602617548314</text:p>
          </table:table-cell>
          <table:table-cell table:style-name="ce3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20:11:38.4475480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5:46:00.151373422</meta:creation-date>
    <dc:date>2019-11-25T20:13:34.965206145</dc:date>
    <meta:editing-duration>PT17M43S</meta:editing-duration>
    <meta:editing-cycles>4</meta:editing-cycles>
    <meta:generator>LibreOffice/6.0.7.3$Linux_X86_64 LibreOffice_project/00m0$Build-3</meta:generator>
    <meta:document-statistic meta:table-count="2" meta:cell-count="3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0" chart:maximum="1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2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1.536cm" svg:height="9.006cm" xlink:href=".." xlink:type="simple" chart:class="chart:line" chart:style-name="ch1">
        <chart:title svg:x="11.994cm" svg:y="0.316cm" chart:style-name="ch2">
          <text:p>Médias mensais por estação - PM2.5</text:p>
        </chart:title>
        <chart:subtitle svg:x="12.999cm" svg:y="1.275cm" chart:style-name="ch3">
          <text:p>comparação com a média geral</text:p>
        </chart:subtitle>
        <chart:legend chart:legend-position="end" svg:x="26.958cm" svg:y="1.216cm" style:legend-expansion="high" chart:style-name="ch4"/>
        <chart:plot-area chart:style-name="ch5" table:cell-range-address="'Mensal - PM2.5'.A1:'Mensal - PM2.5'.N13" chart:data-source-has-labels="both" svg:x="0.63cm" svg:y="2.138cm" svg:width="25.698cm" svg:height="5.707cm">
          <chartooo:coordinate-region svg:x="1.251cm" svg:y="2.338cm" svg:width="24.704cm" svg:height="4.86cm"/>
          <chart:axis chart:dimension="x" chart:name="primary-x" chart:style-name="ch6" chartooo:axis-type="auto">
            <chartooo:date-scale/>
            <chart:title svg:x="13.117cm" svg:y="8.025cm" chart:style-name="ch7">
              <text:p>Mês</text:p>
            </chart:title>
            <chart:categories table:cell-range-address="'Mensal - PM2.5'.A2:'Mensal - PM2.5'.A1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Mensal - PM2.5'.B2:'Mensal - PM2.5'.B13" chart:label-cell-address="'Mensal - PM2.5'.B1:'Mensal - PM2.5'.B1" chart:class="chart:line">
            <chart:data-point chart:repeated="12"/>
          </chart:series>
          <chart:series chart:style-name="ch11" chart:values-cell-range-address="'Mensal - PM2.5'.C2:'Mensal - PM2.5'.C13" chart:label-cell-address="'Mensal - PM2.5'.C1:'Mensal - PM2.5'.C1" chart:class="chart:line">
            <chart:data-point chart:repeated="12"/>
          </chart:series>
          <chart:series chart:style-name="ch12" chart:values-cell-range-address="'Mensal - PM2.5'.D2:'Mensal - PM2.5'.D13" chart:label-cell-address="'Mensal - PM2.5'.D1:'Mensal - PM2.5'.D1" chart:class="chart:line">
            <chart:data-point chart:repeated="12"/>
          </chart:series>
          <chart:series chart:style-name="ch13" chart:values-cell-range-address="'Mensal - PM2.5'.E2:'Mensal - PM2.5'.E13" chart:label-cell-address="'Mensal - PM2.5'.E1:'Mensal - PM2.5'.E1" chart:class="chart:line">
            <chart:data-point chart:repeated="12"/>
          </chart:series>
          <chart:series chart:style-name="ch14" chart:values-cell-range-address="'Mensal - PM2.5'.F2:'Mensal - PM2.5'.F13" chart:label-cell-address="'Mensal - PM2.5'.F1:'Mensal - PM2.5'.F1" chart:class="chart:line">
            <chart:data-point chart:repeated="12"/>
          </chart:series>
          <chart:series chart:style-name="ch15" chart:values-cell-range-address="'Mensal - PM2.5'.G2:'Mensal - PM2.5'.G13" chart:label-cell-address="'Mensal - PM2.5'.G1:'Mensal - PM2.5'.G1" chart:class="chart:line">
            <chart:data-point chart:repeated="12"/>
          </chart:series>
          <chart:series chart:style-name="ch16" chart:values-cell-range-address="'Mensal - PM2.5'.H2:'Mensal - PM2.5'.H13" chart:label-cell-address="'Mensal - PM2.5'.H1:'Mensal - PM2.5'.H1" chart:class="chart:line">
            <chart:data-point chart:repeated="12"/>
          </chart:series>
          <chart:series chart:style-name="ch17" chart:values-cell-range-address="'Mensal - PM2.5'.I2:'Mensal - PM2.5'.I13" chart:label-cell-address="'Mensal - PM2.5'.I1:'Mensal - PM2.5'.I1" chart:class="chart:line">
            <chart:data-point chart:repeated="12"/>
          </chart:series>
          <chart:series chart:style-name="ch18" chart:values-cell-range-address="'Mensal - PM2.5'.J2:'Mensal - PM2.5'.J13" chart:label-cell-address="'Mensal - PM2.5'.J1:'Mensal - PM2.5'.J1" chart:class="chart:line">
            <chart:data-point chart:repeated="12"/>
          </chart:series>
          <chart:series chart:style-name="ch19" chart:values-cell-range-address="'Mensal - PM2.5'.K2:'Mensal - PM2.5'.K13" chart:label-cell-address="'Mensal - PM2.5'.K1:'Mensal - PM2.5'.K1" chart:class="chart:line">
            <chart:data-point chart:repeated="12"/>
          </chart:series>
          <chart:series chart:style-name="ch20" chart:values-cell-range-address="'Mensal - PM2.5'.L2:'Mensal - PM2.5'.L13" chart:label-cell-address="'Mensal - PM2.5'.L1:'Mensal - PM2.5'.L1" chart:class="chart:line">
            <chart:data-point chart:repeated="12"/>
          </chart:series>
          <chart:series chart:style-name="ch21" chart:values-cell-range-address="'Mensal - PM2.5'.M2:'Mensal - PM2.5'.M13" chart:label-cell-address="'Mensal - PM2.5'.M1:'Mensal - PM2.5'.M1" chart:class="chart:line">
            <chart:data-point chart:repeated="12"/>
          </chart:series>
          <chart:series chart:style-name="ch22" chart:values-cell-range-address="'Mensal - PM2.5'.N2:'Mensal - PM2.5'.N13" chart:label-cell-address="'Mensal - PM2.5'.N1:'Mensal - PM2.5'.N1" chart:class="chart:line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Mensal - PM2.5'.B1:'Mensal - PM2.5'.B1</svg:desc>
                </draw:g>
              </table:table-cell>
              <table:table-cell office:value-type="string">
                <text:p>Changping</text:p>
                <draw:g>
                  <svg:desc>'Mensal - PM2.5'.C1:'Mensal - PM2.5'.C1</svg:desc>
                </draw:g>
              </table:table-cell>
              <table:table-cell office:value-type="string">
                <text:p>Dingling</text:p>
                <draw:g>
                  <svg:desc>'Mensal - PM2.5'.D1:'Mensal - PM2.5'.D1</svg:desc>
                </draw:g>
              </table:table-cell>
              <table:table-cell office:value-type="string">
                <text:p>Dongsi</text:p>
                <draw:g>
                  <svg:desc>'Mensal - PM2.5'.E1:'Mensal - PM2.5'.E1</svg:desc>
                </draw:g>
              </table:table-cell>
              <table:table-cell office:value-type="string">
                <text:p>Guanyuan</text:p>
                <draw:g>
                  <svg:desc>'Mensal - PM2.5'.F1:'Mensal - PM2.5'.F1</svg:desc>
                </draw:g>
              </table:table-cell>
              <table:table-cell office:value-type="string">
                <text:p>Gucheng</text:p>
                <draw:g>
                  <svg:desc>'Mensal - PM2.5'.G1:'Mensal - PM2.5'.G1</svg:desc>
                </draw:g>
              </table:table-cell>
              <table:table-cell office:value-type="string">
                <text:p>Huairou</text:p>
                <draw:g>
                  <svg:desc>'Mensal - PM2.5'.H1:'Mensal - PM2.5'.H1</svg:desc>
                </draw:g>
              </table:table-cell>
              <table:table-cell office:value-type="string">
                <text:p>Nongzhanguan</text:p>
                <draw:g>
                  <svg:desc>'Mensal - PM2.5'.I1:'Mensal - PM2.5'.I1</svg:desc>
                </draw:g>
              </table:table-cell>
              <table:table-cell office:value-type="string">
                <text:p>Shunyi</text:p>
                <draw:g>
                  <svg:desc>'Mensal - PM2.5'.J1:'Mensal - PM2.5'.J1</svg:desc>
                </draw:g>
              </table:table-cell>
              <table:table-cell office:value-type="string">
                <text:p>Tiantan</text:p>
                <draw:g>
                  <svg:desc>'Mensal - PM2.5'.K1:'Mensal - PM2.5'.K1</svg:desc>
                </draw:g>
              </table:table-cell>
              <table:table-cell office:value-type="string">
                <text:p>Wanliu</text:p>
                <draw:g>
                  <svg:desc>'Mensal - PM2.5'.L1:'Mensal - PM2.5'.L1</svg:desc>
                </draw:g>
              </table:table-cell>
              <table:table-cell office:value-type="string">
                <text:p>Wanshouxigong</text:p>
                <draw:g>
                  <svg:desc>'Mensal - PM2.5'.M1:'Mensal - PM2.5'.M1</svg:desc>
                </draw:g>
              </table:table-cell>
              <table:table-cell office:value-type="string">
                <text:p>Geral</text:p>
                <draw:g>
                  <svg:desc>'Mensal - PM2.5'.N1:'Mensal - PM2.5'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nsal - PM2.5'.A2:'Mensal - PM2.5'.A13</svg:desc>
                </draw:g>
              </table:table-cell>
              <table:table-cell office:value-type="float" office:value="92.817045069468">
                <text:p>92.817045069468</text:p>
                <draw:g>
                  <svg:desc>'Mensal - PM2.5'.B2:'Mensal - PM2.5'.B13</svg:desc>
                </draw:g>
              </table:table-cell>
              <table:table-cell office:value-type="float" office:value="84.163109444255">
                <text:p>84.163109444255</text:p>
                <draw:g>
                  <svg:desc>'Mensal - PM2.5'.C2:'Mensal - PM2.5'.C13</svg:desc>
                </draw:g>
              </table:table-cell>
              <table:table-cell office:value-type="float" office:value="73.1561084420041">
                <text:p>73.1561084420041</text:p>
                <draw:g>
                  <svg:desc>'Mensal - PM2.5'.D2:'Mensal - PM2.5'.D13</svg:desc>
                </draw:g>
              </table:table-cell>
              <table:table-cell office:value-type="float" office:value="100.505627118644">
                <text:p>100.505627118644</text:p>
                <draw:g>
                  <svg:desc>'Mensal - PM2.5'.E2:'Mensal - PM2.5'.E13</svg:desc>
                </draw:g>
              </table:table-cell>
              <table:table-cell office:value-type="float" office:value="93.6466848940533">
                <text:p>93.6466848940533</text:p>
                <draw:g>
                  <svg:desc>'Mensal - PM2.5'.F2:'Mensal - PM2.5'.F13</svg:desc>
                </draw:g>
              </table:table-cell>
              <table:table-cell office:value-type="float" office:value="100.55338090384">
                <text:p>100.55338090384</text:p>
                <draw:g>
                  <svg:desc>'Mensal - PM2.5'.G2:'Mensal - PM2.5'.G13</svg:desc>
                </draw:g>
              </table:table-cell>
              <table:table-cell office:value-type="float" office:value="78.6994906621392">
                <text:p>78.6994906621392</text:p>
                <draw:g>
                  <svg:desc>'Mensal - PM2.5'.H2:'Mensal - PM2.5'.H13</svg:desc>
                </draw:g>
              </table:table-cell>
              <table:table-cell office:value-type="float" office:value="101.836865267434">
                <text:p>101.836865267434</text:p>
                <draw:g>
                  <svg:desc>'Mensal - PM2.5'.I2:'Mensal - PM2.5'.I13</svg:desc>
                </draw:g>
              </table:table-cell>
              <table:table-cell office:value-type="float" office:value="95.288922867822">
                <text:p>95.288922867822</text:p>
                <draw:g>
                  <svg:desc>'Mensal - PM2.5'.J2:'Mensal - PM2.5'.J13</svg:desc>
                </draw:g>
              </table:table-cell>
              <table:table-cell office:value-type="float" office:value="98.470220713073">
                <text:p>98.470220713073</text:p>
                <draw:g>
                  <svg:desc>'Mensal - PM2.5'.K2:'Mensal - PM2.5'.K13</svg:desc>
                </draw:g>
              </table:table-cell>
              <table:table-cell office:value-type="float" office:value="97.7990534144692">
                <text:p>97.7990534144692</text:p>
                <draw:g>
                  <svg:desc>'Mensal - PM2.5'.L2:'Mensal - PM2.5'.L13</svg:desc>
                </draw:g>
              </table:table-cell>
              <table:table-cell office:value-type="float" office:value="106.797072838666">
                <text:p>106.797072838666</text:p>
                <draw:g>
                  <svg:desc>'Mensal - PM2.5'.M2:'Mensal - PM2.5'.M13</svg:desc>
                </draw:g>
              </table:table-cell>
              <table:table-cell office:value-type="float" office:value="93.6670368271954">
                <text:p>93.6670368271954</text:p>
                <draw:g>
                  <svg:desc>'Mensal - PM2.5'.N2:'Mensal - PM2.5'.N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5.8406449193851">
                <text:p>85.8406449193851</text:p>
              </table:table-cell>
              <table:table-cell office:value-type="float" office:value="79.8966553927095">
                <text:p>79.8966553927095</text:p>
              </table:table-cell>
              <table:table-cell office:value-type="float" office:value="78.1471255673222">
                <text:p>78.1471255673222</text:p>
              </table:table-cell>
              <table:table-cell office:value-type="float" office:value="93.9215981907275">
                <text:p>93.9215981907275</text:p>
              </table:table-cell>
              <table:table-cell office:value-type="float" office:value="87.3229088168802">
                <text:p>87.3229088168802</text:p>
              </table:table-cell>
              <table:table-cell office:value-type="float" office:value="89.8341463414634">
                <text:p>89.8341463414634</text:p>
              </table:table-cell>
              <table:table-cell office:value-type="float" office:value="80.7154079696395">
                <text:p>80.7154079696395</text:p>
              </table:table-cell>
              <table:table-cell office:value-type="float" office:value="92.3529632408102">
                <text:p>92.3529632408102</text:p>
              </table:table-cell>
              <table:table-cell office:value-type="float" office:value="90.7147158449379">
                <text:p>90.7147158449379</text:p>
              </table:table-cell>
              <table:table-cell office:value-type="float" office:value="87.2870090634441">
                <text:p>87.2870090634441</text:p>
              </table:table-cell>
              <table:table-cell office:value-type="float" office:value="90.0326209223847">
                <text:p>90.0326209223847</text:p>
              </table:table-cell>
              <table:table-cell office:value-type="float" office:value="94.7408109132247">
                <text:p>94.7408109132247</text:p>
              </table:table-cell>
              <table:table-cell office:value-type="float" office:value="87.5722344299347">
                <text:p>87.57223442993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.9993844049248">
                <text:p>99.9993844049248</text:p>
              </table:table-cell>
              <table:table-cell office:value-type="float" office:value="84.1601694915254">
                <text:p>84.1601694915254</text:p>
              </table:table-cell>
              <table:table-cell office:value-type="float" office:value="84.0980378890392">
                <text:p>84.0980378890392</text:p>
              </table:table-cell>
              <table:table-cell office:value-type="float" office:value="100.533639768471">
                <text:p>100.533639768471</text:p>
              </table:table-cell>
              <table:table-cell office:value-type="float" office:value="94.4218231108099">
                <text:p>94.4218231108099</text:p>
              </table:table-cell>
              <table:table-cell office:value-type="float" office:value="98.738002726653">
                <text:p>98.738002726653</text:p>
              </table:table-cell>
              <table:table-cell office:value-type="float" office:value="89.4414251619502">
                <text:p>89.4414251619502</text:p>
              </table:table-cell>
              <table:table-cell office:value-type="float" office:value="98.6729748127978">
                <text:p>98.6729748127978</text:p>
              </table:table-cell>
              <table:table-cell office:value-type="float" office:value="97.375170998632">
                <text:p>97.375170998632</text:p>
              </table:table-cell>
              <table:table-cell office:value-type="float" office:value="94.4794836956522">
                <text:p>94.4794836956522</text:p>
              </table:table-cell>
              <table:table-cell office:value-type="float" office:value="97.1209830508475">
                <text:p>97.1209830508475</text:p>
              </table:table-cell>
              <table:table-cell office:value-type="float" office:value="97.0118563685637">
                <text:p>97.0118563685637</text:p>
              </table:table-cell>
              <table:table-cell office:value-type="float" office:value="94.6606777547956">
                <text:p>94.66067775479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.1774899671653">
                <text:p>76.1774899671653</text:p>
              </table:table-cell>
              <table:table-cell office:value-type="float" office:value="69.5168579626973">
                <text:p>69.5168579626973</text:p>
              </table:table-cell>
              <table:table-cell office:value-type="float" office:value="64.7559743954481">
                <text:p>64.7559743954481</text:p>
              </table:table-cell>
              <table:table-cell office:value-type="float" office:value="77.0807475317348">
                <text:p>77.0807475317348</text:p>
              </table:table-cell>
              <table:table-cell office:value-type="float" office:value="74.1545774647887">
                <text:p>74.1545774647887</text:p>
              </table:table-cell>
              <table:table-cell office:value-type="float" office:value="75.9183381088825">
                <text:p>75.9183381088825</text:p>
              </table:table-cell>
              <table:table-cell office:value-type="float" office:value="67.2473290598291">
                <text:p>67.2473290598291</text:p>
              </table:table-cell>
              <table:table-cell office:value-type="float" office:value="72.9555318392031">
                <text:p>72.9555318392031</text:p>
              </table:table-cell>
              <table:table-cell office:value-type="float" office:value="73.6607142857143">
                <text:p>73.6607142857143</text:p>
              </table:table-cell>
              <table:table-cell office:value-type="float" office:value="70.8830202056009">
                <text:p>70.8830202056009</text:p>
              </table:table-cell>
              <table:table-cell office:value-type="float" office:value="73.880454061724">
                <text:p>73.880454061724</text:p>
              </table:table-cell>
              <table:table-cell office:value-type="float" office:value="76.590395480226">
                <text:p>76.590395480226</text:p>
              </table:table-cell>
              <table:table-cell office:value-type="float" office:value="72.7348902077151">
                <text:p>72.73489020771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7.3400812457684">
                <text:p>67.3400812457684</text:p>
              </table:table-cell>
              <table:table-cell office:value-type="float" office:value="60.2789097103918">
                <text:p>60.2789097103918</text:p>
              </table:table-cell>
              <table:table-cell office:value-type="float" office:value="53.704803040774">
                <text:p>53.704803040774</text:p>
              </table:table-cell>
              <table:table-cell office:value-type="float" office:value="70.0274664833276">
                <text:p>70.0274664833276</text:p>
              </table:table-cell>
              <table:table-cell office:value-type="float" office:value="64.2355195029341">
                <text:p>64.2355195029341</text:p>
              </table:table-cell>
              <table:table-cell office:value-type="float" office:value="67.2205286646069">
                <text:p>67.2205286646069</text:p>
              </table:table-cell>
              <table:table-cell office:value-type="float" office:value="54.9831347728965">
                <text:p>54.9831347728965</text:p>
              </table:table-cell>
              <table:table-cell office:value-type="float" office:value="63.9084192439863">
                <text:p>63.9084192439863</text:p>
              </table:table-cell>
              <table:table-cell office:value-type="float" office:value="63.2307108350587">
                <text:p>63.2307108350587</text:p>
              </table:table-cell>
              <table:table-cell office:value-type="float" office:value="61.9779666897987">
                <text:p>61.9779666897987</text:p>
              </table:table-cell>
              <table:table-cell office:value-type="float" office:value="67.0134732566012">
                <text:p>67.0134732566012</text:p>
              </table:table-cell>
              <table:table-cell office:value-type="float" office:value="62.5544791666667">
                <text:p>62.5544791666667</text:p>
              </table:table-cell>
              <table:table-cell office:value-type="float" office:value="63.1053382115695">
                <text:p>63.10533821156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1.8201769911505">
                <text:p>71.8201769911505</text:p>
              </table:table-cell>
              <table:table-cell office:value-type="float" office:value="60.0458318296644">
                <text:p>60.0458318296644</text:p>
              </table:table-cell>
              <table:table-cell office:value-type="float" office:value="56.4711816578483">
                <text:p>56.4711816578483</text:p>
              </table:table-cell>
              <table:table-cell office:value-type="float" office:value="73.3052136133237">
                <text:p>73.3052136133237</text:p>
              </table:table-cell>
              <table:table-cell office:value-type="float" office:value="73.7119413407821">
                <text:p>73.7119413407821</text:p>
              </table:table-cell>
              <table:table-cell office:value-type="float" office:value="72.7645149657411">
                <text:p>72.7645149657411</text:p>
              </table:table-cell>
              <table:table-cell office:value-type="float" office:value="56.1061594202899">
                <text:p>56.1061594202899</text:p>
              </table:table-cell>
              <table:table-cell office:value-type="float" office:value="72.4801266268027">
                <text:p>72.4801266268027</text:p>
              </table:table-cell>
              <table:table-cell office:value-type="float" office:value="70.7585263157895">
                <text:p>70.7585263157895</text:p>
              </table:table-cell>
              <table:table-cell office:value-type="float" office:value="74.2007042253521">
                <text:p>74.2007042253521</text:p>
              </table:table-cell>
              <table:table-cell office:value-type="float" office:value="74.3058864751226">
                <text:p>74.3058864751226</text:p>
              </table:table-cell>
              <table:table-cell office:value-type="float" office:value="72.7678248280854">
                <text:p>72.7678248280854</text:p>
              </table:table-cell>
              <table:table-cell office:value-type="float" office:value="69.0919709543569">
                <text:p>69.09197095435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5.2569089048106">
                <text:p>75.2569089048106</text:p>
              </table:table-cell>
              <table:table-cell office:value-type="float" office:value="63.6465457083043">
                <text:p>63.6465457083043</text:p>
              </table:table-cell>
              <table:table-cell office:value-type="float" office:value="59.8060377358491">
                <text:p>59.8060377358491</text:p>
              </table:table-cell>
              <table:table-cell office:value-type="float" office:value="80.1913536498937">
                <text:p>80.1913536498937</text:p>
              </table:table-cell>
              <table:table-cell office:value-type="float" office:value="75.6410165901871">
                <text:p>75.6410165901871</text:p>
              </table:table-cell>
              <table:table-cell office:value-type="float" office:value="71.6749574105622">
                <text:p>71.6749574105622</text:p>
              </table:table-cell>
              <table:table-cell office:value-type="float" office:value="67.0462248035531">
                <text:p>67.0462248035531</text:p>
              </table:table-cell>
              <table:table-cell office:value-type="float" office:value="71.412538330494">
                <text:p>71.412538330494</text:p>
              </table:table-cell>
              <table:table-cell office:value-type="float" office:value="74.0308373293987">
                <text:p>74.0308373293987</text:p>
              </table:table-cell>
              <table:table-cell office:value-type="float" office:value="74.4402579769178">
                <text:p>74.4402579769178</text:p>
              </table:table-cell>
              <table:table-cell office:value-type="float" office:value="75.5560081466395">
                <text:p>75.5560081466395</text:p>
              </table:table-cell>
              <table:table-cell office:value-type="float" office:value="72.5625635808749">
                <text:p>72.5625635808749</text:p>
              </table:table-cell>
              <table:table-cell office:value-type="float" office:value="71.7448525175712">
                <text:p>71.74485251757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.6392709766162">
                <text:p>55.6392709766162</text:p>
              </table:table-cell>
              <table:table-cell office:value-type="float" office:value="46.7424847664184">
                <text:p>46.7424847664184</text:p>
              </table:table-cell>
              <table:table-cell office:value-type="float" office:value="43.4901355932203">
                <text:p>43.4901355932203</text:p>
              </table:table-cell>
              <table:table-cell office:value-type="float" office:value="58.6369773817683">
                <text:p>58.6369773817683</text:p>
              </table:table-cell>
              <table:table-cell office:value-type="float" office:value="58.5284575389948">
                <text:p>58.5284575389948</text:p>
              </table:table-cell>
              <table:table-cell office:value-type="float" office:value="54.6163396481732">
                <text:p>54.6163396481732</text:p>
              </table:table-cell>
              <table:table-cell office:value-type="float" office:value="47.578101439342">
                <text:p>47.578101439342</text:p>
              </table:table-cell>
              <table:table-cell office:value-type="float" office:value="54.9934210526316">
                <text:p>54.9934210526316</text:p>
              </table:table-cell>
              <table:table-cell office:value-type="float" office:value="53.2936227951153">
                <text:p>53.2936227951153</text:p>
              </table:table-cell>
              <table:table-cell office:value-type="float" office:value="56.6684192439863">
                <text:p>56.6684192439863</text:p>
              </table:table-cell>
              <table:table-cell office:value-type="float" office:value="56.3064864864865">
                <text:p>56.3064864864865</text:p>
              </table:table-cell>
              <table:table-cell office:value-type="float" office:value="55.3537703804348">
                <text:p>55.3537703804348</text:p>
              </table:table-cell>
              <table:table-cell office:value-type="float" office:value="53.4730143404799">
                <text:p>53.47301434047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4.4560915492958">
                <text:p>64.4560915492958</text:p>
              </table:table-cell>
              <table:table-cell office:value-type="float" office:value="55.7662085976039">
                <text:p>55.7662085976039</text:p>
              </table:table-cell>
              <table:table-cell office:value-type="float" office:value="49.9310394265233">
                <text:p>49.9310394265233</text:p>
              </table:table-cell>
              <table:table-cell office:value-type="float" office:value="67.2277503526093">
                <text:p>67.2277503526093</text:p>
              </table:table-cell>
              <table:table-cell office:value-type="float" office:value="65.5344256518675">
                <text:p>65.5344256518675</text:p>
              </table:table-cell>
              <table:table-cell office:value-type="float" office:value="65.6551515151515">
                <text:p>65.6551515151515</text:p>
              </table:table-cell>
              <table:table-cell office:value-type="float" office:value="54.6051034975018">
                <text:p>54.6051034975018</text:p>
              </table:table-cell>
              <table:table-cell office:value-type="float" office:value="64.9710460549804">
                <text:p>64.9710460549804</text:p>
              </table:table-cell>
              <table:table-cell office:value-type="float" office:value="60.1894775570272">
                <text:p>60.1894775570272</text:p>
              </table:table-cell>
              <table:table-cell office:value-type="float" office:value="63.5591359773371">
                <text:p>63.5591359773371</text:p>
              </table:table-cell>
              <table:table-cell office:value-type="float" office:value="64.2276153575203">
                <text:p>64.2276153575203</text:p>
              </table:table-cell>
              <table:table-cell office:value-type="float" office:value="61.381059792338">
                <text:p>61.381059792338</text:p>
              </table:table-cell>
              <table:table-cell office:value-type="float" office:value="61.4781046139248">
                <text:p>61.4781046139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3859231553893">
                <text:p>96.3859231553893</text:p>
              </table:table-cell>
              <table:table-cell office:value-type="float" office:value="83.1532663316583">
                <text:p>83.1532663316583</text:p>
              </table:table-cell>
              <table:table-cell office:value-type="float" office:value="80.3059245960503">
                <text:p>80.3059245960503</text:p>
              </table:table-cell>
              <table:table-cell office:value-type="float" office:value="98.7733564013841">
                <text:p>98.7733564013841</text:p>
              </table:table-cell>
              <table:table-cell office:value-type="float" office:value="96.9854434664861">
                <text:p>96.9854434664861</text:p>
              </table:table-cell>
              <table:table-cell office:value-type="float" office:value="97.7408032399595">
                <text:p>97.7408032399595</text:p>
              </table:table-cell>
              <table:table-cell office:value-type="float" office:value="79.3608458390177">
                <text:p>79.3608458390177</text:p>
              </table:table-cell>
              <table:table-cell office:value-type="float" office:value="101.095634095634">
                <text:p>101.095634095634</text:p>
              </table:table-cell>
              <table:table-cell office:value-type="float" office:value="87.9667466575249">
                <text:p>87.9667466575249</text:p>
              </table:table-cell>
              <table:table-cell office:value-type="float" office:value="90.5201227830832">
                <text:p>90.5201227830832</text:p>
              </table:table-cell>
              <table:table-cell office:value-type="float" office:value="94.9052488070893">
                <text:p>94.9052488070893</text:p>
              </table:table-cell>
              <table:table-cell office:value-type="float" office:value="92.6420006851662">
                <text:p>92.6420006851662</text:p>
              </table:table-cell>
              <table:table-cell office:value-type="float" office:value="91.7268004248113">
                <text:p>91.72680042481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8.5396981396981">
                <text:p>98.5396981396981</text:p>
              </table:table-cell>
              <table:table-cell office:value-type="float" office:value="78.581173594132">
                <text:p>78.581173594132</text:p>
              </table:table-cell>
              <table:table-cell office:value-type="float" office:value="69.9017126878714">
                <text:p>69.9017126878714</text:p>
              </table:table-cell>
              <table:table-cell office:value-type="float" office:value="99.9067109402307">
                <text:p>99.9067109402307</text:p>
              </table:table-cell>
              <table:table-cell office:value-type="float" office:value="99.2190609670638">
                <text:p>99.2190609670638</text:p>
              </table:table-cell>
              <table:table-cell office:value-type="float" office:value="100.595294117647">
                <text:p>100.595294117647</text:p>
              </table:table-cell>
              <table:table-cell office:value-type="float" office:value="76.7125349162011">
                <text:p>76.7125349162011</text:p>
              </table:table-cell>
              <table:table-cell office:value-type="float" office:value="105.795874822191">
                <text:p>105.795874822191</text:p>
              </table:table-cell>
              <table:table-cell office:value-type="float" office:value="89.8199719691661">
                <text:p>89.8199719691661</text:p>
              </table:table-cell>
              <table:table-cell office:value-type="float" office:value="97.6212810640532">
                <text:p>97.6212810640532</text:p>
              </table:table-cell>
              <table:table-cell office:value-type="float" office:value="98.3596423562412">
                <text:p>98.3596423562412</text:p>
              </table:table-cell>
              <table:table-cell office:value-type="float" office:value="105.400315678709">
                <text:p>105.400315678709</text:p>
              </table:table-cell>
              <table:table-cell office:value-type="float" office:value="93.3315185911125">
                <text:p>93.33151859111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1.31518404908">
                <text:p>111.31518404908</text:p>
              </table:table-cell>
              <table:table-cell office:value-type="float" office:value="87.5273344651952">
                <text:p>87.5273344651952</text:p>
              </table:table-cell>
              <table:table-cell office:value-type="float" office:value="78.8214407647661">
                <text:p>78.8214407647661</text:p>
              </table:table-cell>
              <table:table-cell office:value-type="float" office:value="113.132517006803">
                <text:p>113.132517006803</text:p>
              </table:table-cell>
              <table:table-cell office:value-type="float" office:value="110.394986449865">
                <text:p>110.394986449865</text:p>
              </table:table-cell>
              <table:table-cell office:value-type="float" office:value="110.321574642127">
                <text:p>110.321574642127</text:p>
              </table:table-cell>
              <table:table-cell office:value-type="float" office:value="81.4886590830748">
                <text:p>81.4886590830748</text:p>
              </table:table-cell>
              <table:table-cell office:value-type="float" office:value="117.834362139918">
                <text:p>117.834362139918</text:p>
              </table:table-cell>
              <table:table-cell office:value-type="float" office:value="96.5631525076766">
                <text:p>96.5631525076766</text:p>
              </table:table-cell>
              <table:table-cell office:value-type="float" office:value="115.859337561663">
                <text:p>115.859337561663</text:p>
              </table:table-cell>
              <table:table-cell office:value-type="float" office:value="110.824516785351">
                <text:p>110.824516785351</text:p>
              </table:table-cell>
              <table:table-cell office:value-type="float" office:value="121.911004126547">
                <text:p>121.911004126547</text:p>
              </table:table-cell>
              <table:table-cell office:value-type="float" office:value="104.581243705217">
                <text:p>104.581243705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maximum="1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2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1.536cm" svg:height="9.006cm" xlink:href=".." xlink:type="simple" chart:class="chart:line" chart:style-name="ch1">
        <chart:title svg:x="12.06cm" svg:y="0.316cm" chart:style-name="ch2">
          <text:p>Médias mensais por estação - PM10</text:p>
        </chart:title>
        <chart:subtitle svg:x="12.999cm" svg:y="1.275cm" chart:style-name="ch3">
          <text:p>comparação com a média geral</text:p>
        </chart:subtitle>
        <chart:legend chart:legend-position="end" svg:x="26.958cm" svg:y="1.216cm" style:legend-expansion="high" chart:style-name="ch4"/>
        <chart:plot-area chart:style-name="ch5" table:cell-range-address="'Mensal - PM10'.A1:'Mensal - PM10'.N13" chart:data-source-has-labels="both" svg:x="0.63cm" svg:y="2.138cm" svg:width="25.698cm" svg:height="5.707cm">
          <chartooo:coordinate-region svg:x="1.251cm" svg:y="2.138cm" svg:width="24.704cm" svg:height="5.06cm"/>
          <chart:axis chart:dimension="x" chart:name="primary-x" chart:style-name="ch6" chartooo:axis-type="auto">
            <chartooo:date-scale/>
            <chart:title svg:x="13.117cm" svg:y="8.025cm" chart:style-name="ch7">
              <text:p>Mês</text:p>
            </chart:title>
            <chart:categories table:cell-range-address="'Mensal - PM10'.A2:'Mensal - PM10'.A1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Mensal - PM10'.B2:'Mensal - PM10'.B13" chart:label-cell-address="'Mensal - PM10'.B1:'Mensal - PM10'.B1" chart:class="chart:line">
            <chart:data-point chart:repeated="12"/>
          </chart:series>
          <chart:series chart:style-name="ch11" chart:values-cell-range-address="'Mensal - PM10'.C2:'Mensal - PM10'.C13" chart:label-cell-address="'Mensal - PM10'.C1:'Mensal - PM10'.C1" chart:class="chart:line">
            <chart:data-point chart:repeated="12"/>
          </chart:series>
          <chart:series chart:style-name="ch12" chart:values-cell-range-address="'Mensal - PM10'.D2:'Mensal - PM10'.D13" chart:label-cell-address="'Mensal - PM10'.D1:'Mensal - PM10'.D1" chart:class="chart:line">
            <chart:data-point chart:repeated="12"/>
          </chart:series>
          <chart:series chart:style-name="ch13" chart:values-cell-range-address="'Mensal - PM10'.E2:'Mensal - PM10'.E13" chart:label-cell-address="'Mensal - PM10'.E1:'Mensal - PM10'.E1" chart:class="chart:line">
            <chart:data-point chart:repeated="12"/>
          </chart:series>
          <chart:series chart:style-name="ch14" chart:values-cell-range-address="'Mensal - PM10'.F2:'Mensal - PM10'.F13" chart:label-cell-address="'Mensal - PM10'.F1:'Mensal - PM10'.F1" chart:class="chart:line">
            <chart:data-point chart:repeated="12"/>
          </chart:series>
          <chart:series chart:style-name="ch15" chart:values-cell-range-address="'Mensal - PM10'.G2:'Mensal - PM10'.G13" chart:label-cell-address="'Mensal - PM10'.G1:'Mensal - PM10'.G1" chart:class="chart:line">
            <chart:data-point chart:repeated="12"/>
          </chart:series>
          <chart:series chart:style-name="ch16" chart:values-cell-range-address="'Mensal - PM10'.H2:'Mensal - PM10'.H13" chart:label-cell-address="'Mensal - PM10'.H1:'Mensal - PM10'.H1" chart:class="chart:line">
            <chart:data-point chart:repeated="12"/>
          </chart:series>
          <chart:series chart:style-name="ch17" chart:values-cell-range-address="'Mensal - PM10'.I2:'Mensal - PM10'.I13" chart:label-cell-address="'Mensal - PM10'.I1:'Mensal - PM10'.I1" chart:class="chart:line">
            <chart:data-point chart:repeated="12"/>
          </chart:series>
          <chart:series chart:style-name="ch18" chart:values-cell-range-address="'Mensal - PM10'.J2:'Mensal - PM10'.J13" chart:label-cell-address="'Mensal - PM10'.J1:'Mensal - PM10'.J1" chart:class="chart:line">
            <chart:data-point chart:repeated="12"/>
          </chart:series>
          <chart:series chart:style-name="ch19" chart:values-cell-range-address="'Mensal - PM10'.K2:'Mensal - PM10'.K13" chart:label-cell-address="'Mensal - PM10'.K1:'Mensal - PM10'.K1" chart:class="chart:line">
            <chart:data-point chart:repeated="12"/>
          </chart:series>
          <chart:series chart:style-name="ch20" chart:values-cell-range-address="'Mensal - PM10'.L2:'Mensal - PM10'.L13" chart:label-cell-address="'Mensal - PM10'.L1:'Mensal - PM10'.L1" chart:class="chart:line">
            <chart:data-point chart:repeated="12"/>
          </chart:series>
          <chart:series chart:style-name="ch21" chart:values-cell-range-address="'Mensal - PM10'.M2:'Mensal - PM10'.M13" chart:label-cell-address="'Mensal - PM10'.M1:'Mensal - PM10'.M1" chart:class="chart:line">
            <chart:data-point chart:repeated="12"/>
          </chart:series>
          <chart:series chart:style-name="ch22" chart:values-cell-range-address="'Mensal - PM10'.N2:'Mensal - PM10'.N13" chart:label-cell-address="'Mensal - PM10'.N1:'Mensal - PM10'.N1" chart:class="chart:line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Mensal - PM10'.B1:'Mensal - PM10'.B1</svg:desc>
                </draw:g>
              </table:table-cell>
              <table:table-cell office:value-type="string">
                <text:p>Changping</text:p>
                <draw:g>
                  <svg:desc>'Mensal - PM10'.C1:'Mensal - PM10'.C1</svg:desc>
                </draw:g>
              </table:table-cell>
              <table:table-cell office:value-type="string">
                <text:p>Dingling</text:p>
                <draw:g>
                  <svg:desc>'Mensal - PM10'.D1:'Mensal - PM10'.D1</svg:desc>
                </draw:g>
              </table:table-cell>
              <table:table-cell office:value-type="string">
                <text:p>Dongsi</text:p>
                <draw:g>
                  <svg:desc>'Mensal - PM10'.E1:'Mensal - PM10'.E1</svg:desc>
                </draw:g>
              </table:table-cell>
              <table:table-cell office:value-type="string">
                <text:p>Guanyuan</text:p>
                <draw:g>
                  <svg:desc>'Mensal - PM10'.F1:'Mensal - PM10'.F1</svg:desc>
                </draw:g>
              </table:table-cell>
              <table:table-cell office:value-type="string">
                <text:p>Gucheng</text:p>
                <draw:g>
                  <svg:desc>'Mensal - PM10'.G1:'Mensal - PM10'.G1</svg:desc>
                </draw:g>
              </table:table-cell>
              <table:table-cell office:value-type="string">
                <text:p>Huairou</text:p>
                <draw:g>
                  <svg:desc>'Mensal - PM10'.H1:'Mensal - PM10'.H1</svg:desc>
                </draw:g>
              </table:table-cell>
              <table:table-cell office:value-type="string">
                <text:p>Nongzhanguan</text:p>
                <draw:g>
                  <svg:desc>'Mensal - PM10'.I1:'Mensal - PM10'.I1</svg:desc>
                </draw:g>
              </table:table-cell>
              <table:table-cell office:value-type="string">
                <text:p>Shunyi</text:p>
                <draw:g>
                  <svg:desc>'Mensal - PM10'.J1:'Mensal - PM10'.J1</svg:desc>
                </draw:g>
              </table:table-cell>
              <table:table-cell office:value-type="string">
                <text:p>Tiantan</text:p>
                <draw:g>
                  <svg:desc>'Mensal - PM10'.K1:'Mensal - PM10'.K1</svg:desc>
                </draw:g>
              </table:table-cell>
              <table:table-cell office:value-type="string">
                <text:p>Wanliu</text:p>
                <draw:g>
                  <svg:desc>'Mensal - PM10'.L1:'Mensal - PM10'.L1</svg:desc>
                </draw:g>
              </table:table-cell>
              <table:table-cell office:value-type="string">
                <text:p>Wanshouxigong</text:p>
                <draw:g>
                  <svg:desc>'Mensal - PM10'.M1:'Mensal - PM10'.M1</svg:desc>
                </draw:g>
              </table:table-cell>
              <table:table-cell office:value-type="string">
                <text:p>Geral</text:p>
                <draw:g>
                  <svg:desc>'Mensal - PM10'.N1:'Mensal - PM10'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nsal - PM10'.A2:'Mensal - PM10'.A13</svg:desc>
                </draw:g>
              </table:table-cell>
              <table:table-cell office:value-type="float" office:value="113.911509817197">
                <text:p>113.911509817197</text:p>
                <draw:g>
                  <svg:desc>'Mensal - PM10'.B2:'Mensal - PM10'.B13</svg:desc>
                </draw:g>
              </table:table-cell>
              <table:table-cell office:value-type="float" office:value="104.722810590631">
                <text:p>104.722810590631</text:p>
                <draw:g>
                  <svg:desc>'Mensal - PM10'.C2:'Mensal - PM10'.C13</svg:desc>
                </draw:g>
              </table:table-cell>
              <table:table-cell office:value-type="float" office:value="89.0232773397326">
                <text:p>89.0232773397326</text:p>
                <draw:g>
                  <svg:desc>'Mensal - PM10'.D2:'Mensal - PM10'.D13</svg:desc>
                </draw:g>
              </table:table-cell>
              <table:table-cell office:value-type="float" office:value="118.521895093063">
                <text:p>118.521895093063</text:p>
                <draw:g>
                  <svg:desc>'Mensal - PM10'.E2:'Mensal - PM10'.E13</svg:desc>
                </draw:g>
              </table:table-cell>
              <table:table-cell office:value-type="float" office:value="116.072459349594">
                <text:p>116.072459349594</text:p>
                <draw:g>
                  <svg:desc>'Mensal - PM10'.F2:'Mensal - PM10'.F13</svg:desc>
                </draw:g>
              </table:table-cell>
              <table:table-cell office:value-type="float" office:value="121.911393692777">
                <text:p>121.911393692777</text:p>
                <draw:g>
                  <svg:desc>'Mensal - PM10'.G2:'Mensal - PM10'.G13</svg:desc>
                </draw:g>
              </table:table-cell>
              <table:table-cell office:value-type="float" office:value="93.778767355232">
                <text:p>93.778767355232</text:p>
                <draw:g>
                  <svg:desc>'Mensal - PM10'.H2:'Mensal - PM10'.H13</svg:desc>
                </draw:g>
              </table:table-cell>
              <table:table-cell office:value-type="float" office:value="122.382561676242">
                <text:p>122.382561676242</text:p>
                <draw:g>
                  <svg:desc>'Mensal - PM10'.I2:'Mensal - PM10'.I13</svg:desc>
                </draw:g>
              </table:table-cell>
              <table:table-cell office:value-type="float" office:value="107.617130257802">
                <text:p>107.617130257802</text:p>
                <draw:g>
                  <svg:desc>'Mensal - PM10'.J2:'Mensal - PM10'.J13</svg:desc>
                </draw:g>
              </table:table-cell>
              <table:table-cell office:value-type="float" office:value="119.567741935484">
                <text:p>119.567741935484</text:p>
                <draw:g>
                  <svg:desc>'Mensal - PM10'.K2:'Mensal - PM10'.K13</svg:desc>
                </draw:g>
              </table:table-cell>
              <table:table-cell office:value-type="float" office:value="120.782124789207">
                <text:p>120.782124789207</text:p>
                <draw:g>
                  <svg:desc>'Mensal - PM10'.L2:'Mensal - PM10'.L13</svg:desc>
                </draw:g>
              </table:table-cell>
              <table:table-cell office:value-type="float" office:value="130.113767378772">
                <text:p>130.113767378772</text:p>
                <draw:g>
                  <svg:desc>'Mensal - PM10'.M2:'Mensal - PM10'.M13</svg:desc>
                </draw:g>
              </table:table-cell>
              <table:table-cell office:value-type="float" office:value="113.227542947559">
                <text:p>113.227542947559</text:p>
                <draw:g>
                  <svg:desc>'Mensal - PM10'.N2:'Mensal - PM10'.N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4.105992509363">
                <text:p>104.105992509363</text:p>
              </table:table-cell>
              <table:table-cell office:value-type="float" office:value="97.0750469043152">
                <text:p>97.0750469043152</text:p>
              </table:table-cell>
              <table:table-cell office:value-type="float" office:value="88.8669187145558">
                <text:p>88.8669187145558</text:p>
              </table:table-cell>
              <table:table-cell office:value-type="float" office:value="109.350299401198">
                <text:p>109.350299401198</text:p>
              </table:table-cell>
              <table:table-cell office:value-type="float" office:value="102.758750470455">
                <text:p>102.758750470455</text:p>
              </table:table-cell>
              <table:table-cell office:value-type="float" office:value="107.352191832147">
                <text:p>107.352191832147</text:p>
              </table:table-cell>
              <table:table-cell office:value-type="float" office:value="91.5943984962406">
                <text:p>91.5943984962406</text:p>
              </table:table-cell>
              <table:table-cell office:value-type="float" office:value="107.516286035193">
                <text:p>107.516286035193</text:p>
              </table:table-cell>
              <table:table-cell office:value-type="float" office:value="98.8374106134738">
                <text:p>98.8374106134738</text:p>
              </table:table-cell>
              <table:table-cell office:value-type="float" office:value="104.905048982668">
                <text:p>104.905048982668</text:p>
              </table:table-cell>
              <table:table-cell office:value-type="float" office:value="106.721931137725">
                <text:p>106.721931137725</text:p>
              </table:table-cell>
              <table:table-cell office:value-type="float" office:value="113.030303030303">
                <text:p>113.030303030303</text:p>
              </table:table-cell>
              <table:table-cell office:value-type="float" office:value="102.682735187273">
                <text:p>102.6827351872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0.369089673913">
                <text:p>150.369089673913</text:p>
              </table:table-cell>
              <table:table-cell office:value-type="float" office:value="129.801288135593">
                <text:p>129.801288135593</text:p>
              </table:table-cell>
              <table:table-cell office:value-type="float" office:value="119.637254237288">
                <text:p>119.637254237288</text:p>
              </table:table-cell>
              <table:table-cell office:value-type="float" office:value="143.375246850528">
                <text:p>143.375246850528</text:p>
              </table:table-cell>
              <table:table-cell office:value-type="float" office:value="135.726955638334">
                <text:p>135.726955638334</text:p>
              </table:table-cell>
              <table:table-cell office:value-type="float" office:value="152.362892223738">
                <text:p>152.362892223738</text:p>
              </table:table-cell>
              <table:table-cell office:value-type="float" office:value="121.200440677966">
                <text:p>121.200440677966</text:p>
              </table:table-cell>
              <table:table-cell office:value-type="float" office:value="134.295656599932">
                <text:p>134.295656599932</text:p>
              </table:table-cell>
              <table:table-cell office:value-type="float" office:value="128.495104416296">
                <text:p>128.495104416296</text:p>
              </table:table-cell>
              <table:table-cell office:value-type="float" office:value="127.422403258656">
                <text:p>127.422403258656</text:p>
              </table:table-cell>
              <table:table-cell office:value-type="float" office:value="146.845069467977">
                <text:p>146.845069467977</text:p>
              </table:table-cell>
              <table:table-cell office:value-type="float" office:value="143.007783417936">
                <text:p>143.007783417936</text:p>
              </table:table-cell>
              <table:table-cell office:value-type="float" office:value="136.040075277338">
                <text:p>136.0400752773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1.090021459227">
                <text:p>131.090021459227</text:p>
              </table:table-cell>
              <table:table-cell office:value-type="float" office:value="108.839828387558">
                <text:p>108.839828387558</text:p>
              </table:table-cell>
              <table:table-cell office:value-type="float" office:value="101.288423295455">
                <text:p>101.288423295455</text:p>
              </table:table-cell>
              <table:table-cell office:value-type="float" office:value="121.58838028169">
                <text:p>121.58838028169</text:p>
              </table:table-cell>
              <table:table-cell office:value-type="float" office:value="120.476290832455">
                <text:p>120.476290832455</text:p>
              </table:table-cell>
              <table:table-cell office:value-type="float" office:value="136.588821644713">
                <text:p>136.588821644713</text:p>
              </table:table-cell>
              <table:table-cell office:value-type="float" office:value="107.952040816327">
                <text:p>107.952040816327</text:p>
              </table:table-cell>
              <table:table-cell office:value-type="float" office:value="114.735538353272">
                <text:p>114.735538353272</text:p>
              </table:table-cell>
              <table:table-cell office:value-type="float" office:value="111.452787579393">
                <text:p>111.452787579393</text:p>
              </table:table-cell>
              <table:table-cell office:value-type="float" office:value="109.585316901408">
                <text:p>109.585316901408</text:p>
              </table:table-cell>
              <table:table-cell office:value-type="float" office:value="123.780444758207">
                <text:p>123.780444758207</text:p>
              </table:table-cell>
              <table:table-cell office:value-type="float" office:value="116.355962011959">
                <text:p>116.355962011959</text:p>
              </table:table-cell>
              <table:table-cell office:value-type="float" office:value="116.962594655117">
                <text:p>116.9625946551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5.583282674772">
                <text:p>115.583282674772</text:p>
              </table:table-cell>
              <table:table-cell office:value-type="float" office:value="95.9940818397024">
                <text:p>95.9940818397024</text:p>
              </table:table-cell>
              <table:table-cell office:value-type="float" office:value="88.1007243877199">
                <text:p>88.1007243877199</text:p>
              </table:table-cell>
              <table:table-cell office:value-type="float" office:value="108.409423728814">
                <text:p>108.409423728814</text:p>
              </table:table-cell>
              <table:table-cell office:value-type="float" office:value="116.582710120069">
                <text:p>116.582710120069</text:p>
              </table:table-cell>
              <table:table-cell office:value-type="float" office:value="130.018805159538">
                <text:p>130.018805159538</text:p>
              </table:table-cell>
              <table:table-cell office:value-type="float" office:value="96.6310780669145">
                <text:p>96.6310780669145</text:p>
              </table:table-cell>
              <table:table-cell office:value-type="float" office:value="110.454885938032">
                <text:p>110.454885938032</text:p>
              </table:table-cell>
              <table:table-cell office:value-type="float" office:value="98.3537697052776">
                <text:p>98.3537697052776</text:p>
              </table:table-cell>
              <table:table-cell office:value-type="float" office:value="108.090433275563">
                <text:p>108.090433275563</text:p>
              </table:table-cell>
              <table:table-cell office:value-type="float" office:value="107.24463562753">
                <text:p>107.24463562753</text:p>
              </table:table-cell>
              <table:table-cell office:value-type="float" office:value="107.846135348677">
                <text:p>107.846135348677</text:p>
              </table:table-cell>
              <table:table-cell office:value-type="float" office:value="107.038513726276">
                <text:p>107.038513726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6.8623949579832">
                <text:p>86.8623949579832</text:p>
              </table:table-cell>
              <table:table-cell office:value-type="float" office:value="76.6412540078376">
                <text:p>76.6412540078376</text:p>
              </table:table-cell>
              <table:table-cell office:value-type="float" office:value="65.728430335097">
                <text:p>65.728430335097</text:p>
              </table:table-cell>
              <table:table-cell office:value-type="float" office:value="87.4774216524217">
                <text:p>87.4774216524217</text:p>
              </table:table-cell>
              <table:table-cell office:value-type="float" office:value="92.0860927152318">
                <text:p>92.0860927152318</text:p>
              </table:table-cell>
              <table:table-cell office:value-type="float" office:value="104.124694376528">
                <text:p>104.124694376528</text:p>
              </table:table-cell>
              <table:table-cell office:value-type="float" office:value="80.4569274946159">
                <text:p>80.4569274946159</text:p>
              </table:table-cell>
              <table:table-cell office:value-type="float" office:value="88.2850209497207">
                <text:p>88.2850209497207</text:p>
              </table:table-cell>
              <table:table-cell office:value-type="float" office:value="83.0575481611208">
                <text:p>83.0575481611208</text:p>
              </table:table-cell>
              <table:table-cell office:value-type="float" office:value="94.6297648297648">
                <text:p>94.6297648297648</text:p>
              </table:table-cell>
              <table:table-cell office:value-type="float" office:value="89.8357891061453">
                <text:p>89.8357891061453</text:p>
              </table:table-cell>
              <table:table-cell office:value-type="float" office:value="91.1318230467357">
                <text:p>91.1318230467357</text:p>
              </table:table-cell>
              <table:table-cell office:value-type="float" office:value="86.7305176311695">
                <text:p>86.73051763116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5.143587994543">
                <text:p>85.143587994543</text:p>
              </table:table-cell>
              <table:table-cell office:value-type="float" office:value="74.9840136054422">
                <text:p>74.9840136054422</text:p>
              </table:table-cell>
              <table:table-cell office:value-type="float" office:value="67.8895296944731">
                <text:p>67.8895296944731</text:p>
              </table:table-cell>
              <table:table-cell office:value-type="float" office:value="85.9252893721501">
                <text:p>85.9252893721501</text:p>
              </table:table-cell>
              <table:table-cell office:value-type="float" office:value="89.3015040223854">
                <text:p>89.3015040223854</text:p>
              </table:table-cell>
              <table:table-cell office:value-type="float" office:value="99.9325008437394">
                <text:p>99.9325008437394</text:p>
              </table:table-cell>
              <table:table-cell office:value-type="float" office:value="83.0393515358362">
                <text:p>83.0393515358362</text:p>
              </table:table-cell>
              <table:table-cell office:value-type="float" office:value="82.9890847457627">
                <text:p>82.9890847457627</text:p>
              </table:table-cell>
              <table:table-cell office:value-type="float" office:value="81.8111950549451">
                <text:p>81.8111950549451</text:p>
              </table:table-cell>
              <table:table-cell office:value-type="float" office:value="88.0124957784532">
                <text:p>88.0124957784532</text:p>
              </table:table-cell>
              <table:table-cell office:value-type="float" office:value="90.3242332322211">
                <text:p>90.3242332322211</text:p>
              </table:table-cell>
              <table:table-cell office:value-type="float" office:value="86.0060831361947">
                <text:p>86.0060831361947</text:p>
              </table:table-cell>
              <table:table-cell office:value-type="float" office:value="84.6312576486325">
                <text:p>84.63125764863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2.149898511502">
                <text:p>72.149898511502</text:p>
              </table:table-cell>
              <table:table-cell office:value-type="float" office:value="63.2736646382691">
                <text:p>63.2736646382691</text:p>
              </table:table-cell>
              <table:table-cell office:value-type="float" office:value="55.1818983050848">
                <text:p>55.1818983050848</text:p>
              </table:table-cell>
              <table:table-cell office:value-type="float" office:value="73.5925316889346">
                <text:p>73.5925316889346</text:p>
              </table:table-cell>
              <table:table-cell office:value-type="float" office:value="76.2400743997295">
                <text:p>76.2400743997295</text:p>
              </table:table-cell>
              <table:table-cell office:value-type="float" office:value="86.8238513513514">
                <text:p>86.8238513513514</text:p>
              </table:table-cell>
              <table:table-cell office:value-type="float" office:value="64.8120383036936">
                <text:p>64.8120383036936</text:p>
              </table:table-cell>
              <table:table-cell office:value-type="float" office:value="71.5967991913747">
                <text:p>71.5967991913747</text:p>
              </table:table-cell>
              <table:table-cell office:value-type="float" office:value="68.1975321162948">
                <text:p>68.1975321162948</text:p>
              </table:table-cell>
              <table:table-cell office:value-type="float" office:value="71.4742101648352">
                <text:p>71.4742101648352</text:p>
              </table:table-cell>
              <table:table-cell office:value-type="float" office:value="78.2388120148498">
                <text:p>78.2388120148498</text:p>
              </table:table-cell>
              <table:table-cell office:value-type="float" office:value="76.4353477380149">
                <text:p>76.4353477380149</text:p>
              </table:table-cell>
              <table:table-cell office:value-type="float" office:value="71.5114674880606">
                <text:p>71.51146748806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7.1027055516514">
                <text:p>87.1027055516514</text:p>
              </table:table-cell>
              <table:table-cell office:value-type="float" office:value="67.6477312697854">
                <text:p>67.6477312697854</text:p>
              </table:table-cell>
              <table:table-cell office:value-type="float" office:value="58.0291324526955">
                <text:p>58.0291324526955</text:p>
              </table:table-cell>
              <table:table-cell office:value-type="float" office:value="84.6174876847291">
                <text:p>84.6174876847291</text:p>
              </table:table-cell>
              <table:table-cell office:value-type="float" office:value="83.5287069571328">
                <text:p>83.5287069571328</text:p>
              </table:table-cell>
              <table:table-cell office:value-type="float" office:value="95.8776250880902">
                <text:p>95.8776250880902</text:p>
              </table:table-cell>
              <table:table-cell office:value-type="float" office:value="68.5739424102382">
                <text:p>68.5739424102382</text:p>
              </table:table-cell>
              <table:table-cell office:value-type="float" office:value="83.003838028169">
                <text:p>83.003838028169</text:p>
              </table:table-cell>
              <table:table-cell office:value-type="float" office:value="75.1226313907758">
                <text:p>75.1226313907758</text:p>
              </table:table-cell>
              <table:table-cell office:value-type="float" office:value="80.4320987654321">
                <text:p>80.4320987654321</text:p>
              </table:table-cell>
              <table:table-cell office:value-type="float" office:value="82.8602248770204">
                <text:p>82.8602248770204</text:p>
              </table:table-cell>
              <table:table-cell office:value-type="float" office:value="88.7926511954993">
                <text:p>88.7926511954993</text:p>
              </table:table-cell>
              <table:table-cell office:value-type="float" office:value="79.6734900414816">
                <text:p>79.67349004148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9.184709066306">
                <text:p>119.184709066306</text:p>
              </table:table-cell>
              <table:table-cell office:value-type="float" office:value="101.074100463128">
                <text:p>101.074100463128</text:p>
              </table:table-cell>
              <table:table-cell office:value-type="float" office:value="91.4207063711911">
                <text:p>91.4207063711911</text:p>
              </table:table-cell>
              <table:table-cell office:value-type="float" office:value="123.101775956284">
                <text:p>123.101775956284</text:p>
              </table:table-cell>
              <table:table-cell office:value-type="float" office:value="118.287402904424">
                <text:p>118.287402904424</text:p>
              </table:table-cell>
              <table:table-cell office:value-type="float" office:value="126.514651397777">
                <text:p>126.514651397777</text:p>
              </table:table-cell>
              <table:table-cell office:value-type="float" office:value="96.2811760729976">
                <text:p>96.2811760729976</text:p>
              </table:table-cell>
              <table:table-cell office:value-type="float" office:value="121.654803040774">
                <text:p>121.654803040774</text:p>
              </table:table-cell>
              <table:table-cell office:value-type="float" office:value="106.570891697984">
                <text:p>106.570891697984</text:p>
              </table:table-cell>
              <table:table-cell office:value-type="float" office:value="110.618367346939">
                <text:p>110.618367346939</text:p>
              </table:table-cell>
              <table:table-cell office:value-type="float" office:value="118.142614601019">
                <text:p>118.142614601019</text:p>
              </table:table-cell>
              <table:table-cell office:value-type="float" office:value="116.905377808033">
                <text:p>116.905377808033</text:p>
              </table:table-cell>
              <table:table-cell office:value-type="float" office:value="112.550552517658">
                <text:p>112.5505525176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3.861361256545">
                <text:p>123.861361256545</text:p>
              </table:table-cell>
              <table:table-cell office:value-type="float" office:value="104.889664804469">
                <text:p>104.889664804469</text:p>
              </table:table-cell>
              <table:table-cell office:value-type="float" office:value="87.8972037749039">
                <text:p>87.8972037749039</text:p>
              </table:table-cell>
              <table:table-cell office:value-type="float" office:value="126.901674808095">
                <text:p>126.901674808095</text:p>
              </table:table-cell>
              <table:table-cell office:value-type="float" office:value="124.88743876837">
                <text:p>124.88743876837</text:p>
              </table:table-cell>
              <table:table-cell office:value-type="float" office:value="128.548462354189">
                <text:p>128.548462354189</text:p>
              </table:table-cell>
              <table:table-cell office:value-type="float" office:value="96.8317737430168">
                <text:p>96.8317737430168</text:p>
              </table:table-cell>
              <table:table-cell office:value-type="float" office:value="130.803857041755">
                <text:p>130.803857041755</text:p>
              </table:table-cell>
              <table:table-cell office:value-type="float" office:value="112.693660245184">
                <text:p>112.693660245184</text:p>
              </table:table-cell>
              <table:table-cell office:value-type="float" office:value="121.670783764871">
                <text:p>121.670783764871</text:p>
              </table:table-cell>
              <table:table-cell office:value-type="float" office:value="127.888830532213">
                <text:p>127.888830532213</text:p>
              </table:table-cell>
              <table:table-cell office:value-type="float" office:value="130.825122634898">
                <text:p>130.825122634898</text:p>
              </table:table-cell>
              <table:table-cell office:value-type="float" office:value="118.113953759925">
                <text:p>118.1139537599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3.393869731801">
                <text:p>133.393869731801</text:p>
              </table:table-cell>
              <table:table-cell office:value-type="float" office:value="110.716078697422">
                <text:p>110.716078697422</text:p>
              </table:table-cell>
              <table:table-cell office:value-type="float" office:value="91.4064098192977">
                <text:p>91.4064098192977</text:p>
              </table:table-cell>
              <table:table-cell office:value-type="float" office:value="139.025450220863">
                <text:p>139.025450220863</text:p>
              </table:table-cell>
              <table:table-cell office:value-type="float" office:value="130.65180682202">
                <text:p>130.65180682202</text:p>
              </table:table-cell>
              <table:table-cell office:value-type="float" office:value="135.458389715832">
                <text:p>135.458389715832</text:p>
              </table:table-cell>
              <table:table-cell office:value-type="float" office:value="95.9290809327846">
                <text:p>95.9290809327846</text:p>
              </table:table-cell>
              <table:table-cell office:value-type="float" office:value="140.304511278196">
                <text:p>140.304511278196</text:p>
              </table:table-cell>
              <table:table-cell office:value-type="float" office:value="112.157464212679">
                <text:p>112.157464212679</text:p>
              </table:table-cell>
              <table:table-cell office:value-type="float" office:value="139.945777621393">
                <text:p>139.945777621393</text:p>
              </table:table-cell>
              <table:table-cell office:value-type="float" office:value="132.258801624915">
                <text:p>132.258801624915</text:p>
              </table:table-cell>
              <table:table-cell office:value-type="float" office:value="145.636002737851">
                <text:p>145.636002737851</text:p>
              </table:table-cell>
              <table:table-cell office:value-type="float" office:value="125.480496484431">
                <text:p>125.4804964844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</office:styles>
</office:document-styles>
</file>